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99cc99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visibility="collapse" table:number-columns-repeated="7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visibility="collapse" table:number-columns-repeated="7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number-columns-repeated="5" table:default-cell-style-name="ce1"/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OLLECTIVES</text:p>
          </table:table-cell>
          <table:table-cell office:value-type="string" calcext:value-type="string">
            <text:p>MPI IO</text:p>
          </table:table-cell>
          <table:table-cell table:number-columns-repeated="8"/>
          <table:table-cell office:value-type="string" calcext:value-type="string">
            <text:p>MPI IO</text:p>
          </table:table-cell>
          <table:table-cell table:number-columns-repeated="9"/>
          <table:table-cell office:value-type="string" calcext:value-type="string">
            <text:p>COLLECTI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ation</text:p>
          </table:table-cell>
          <table:table-cell table:number-columns-repeated="21"/>
          <table:table-cell office:value-type="string" calcext:value-type="string">
            <text:p>64x64</text:p>
          </table:table-cell>
          <table:table-cell office:value-type="string" calcext:value-type="string">
            <text:p>128x128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4069x4069</text:p>
          </table:table-cell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3"/>
          <table:table-cell office:value-type="string" calcext:value-type="string">
            <text:p>Computation</text:p>
          </table:table-cell>
          <table:table-cell table:number-columns-repeated="7" office:value-type="float" office:value="0.000007" calcext:value-type="float">
            <text:p>0.000007</text:p>
          </table:table-cell>
          <table:table-cell table:formula="of:=SUM([.F3:.L3])/7" office:value-type="float" office:value="0.000007" calcext:value-type="float">
            <text:p>0.000007</text:p>
          </table:table-cell>
          <table:table-cell/>
          <table:table-cell office:value-type="string" calcext:value-type="string">
            <text:p>Computation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9" calcext:value-type="float">
            <text:p>0.000009</text:p>
          </table:table-cell>
          <table:table-cell table:number-columns-repeated="5" office:value-type="float" office:value="0.000008" calcext:value-type="float">
            <text:p>0.000008</text:p>
          </table:table-cell>
          <table:table-cell table:formula="of:=SUM([.P3:.V3])/7" office:value-type="float" office:value="0.00000814285714285714" calcext:value-type="float">
            <text:p>8.14285714285714E-006</text:p>
          </table:table-cell>
          <table:table-cell table:style-name="ce1" office:value-type="float" office:value="0.000036" calcext:value-type="float">
            <text:p>0.000036</text:p>
          </table:table-cell>
          <table:table-cell office:value-type="float" office:value="0.000223285714285714" calcext:value-type="float">
            <text:p>0.0002232857</text:p>
          </table:table-cell>
          <table:table-cell office:value-type="float" office:value="0.00160171428571429" calcext:value-type="float">
            <text:p>0.0016017143</text:p>
          </table:table-cell>
          <table:table-cell office:value-type="float" office:value="0.0181124285714286" calcext:value-type="float">
            <text:p>0.0181124286</text:p>
          </table:table-cell>
          <table:table-cell office:value-type="float" office:value="0.300148142857143" calcext:value-type="float">
            <text:p>0.3001481429</text:p>
          </table:table-cell>
          <table:table-cell office:value-type="float" office:value="2.43150528571429" calcext:value-type="float">
            <text:p>2.4315052857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MPI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97" calcext:value-type="float">
            <text:p>0.000097</text:p>
          </table:table-cell>
          <table:table-cell table:formula="of:=SUM([.F4:.L4])/7" office:value-type="float" office:value="0.0000948571428571428" calcext:value-type="float">
            <text:p>9.48571428571428E-005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2" calcext:value-type="float">
            <text:p>0.000082</text:p>
          </table:table-cell>
          <table:table-cell table:formula="of:=SUM([.P4:.V4])/7" office:value-type="float" office:value="0.0000782857142857143" calcext:value-type="float">
            <text:p>7.82857142857143E-005</text:p>
          </table:table-cell>
          <table:table-cell table:style-name="ce1" office:value-type="float" office:value="0.000124285714285714" calcext:value-type="float">
            <text:p>0.0001242857</text:p>
          </table:table-cell>
          <table:table-cell office:value-type="float" office:value="0.000247714285714286" calcext:value-type="float">
            <text:p>0.0002477143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650014285714286" calcext:value-type="float">
            <text:p>0.0065001429</text:p>
          </table:table-cell>
          <table:table-cell office:value-type="float" office:value="0.00945728571428571" calcext:value-type="float">
            <text:p>0.0094572857</text:p>
          </table:table-cell>
          <table:table-cell office:value-type="float" office:value="0.314298571428571" calcext:value-type="float">
            <text:p>0.3142985714</text:p>
          </table:table-cell>
        </table:table-row>
        <table:table-row table:style-name="ro1">
          <table:table-cell office:value-type="string" calcext:value-type="string">
            <text:p>bcast dim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office:value-type="float" office:value="0.022812" calcext:value-type="float">
            <text:p>0.022812</text:p>
          </table:table-cell>
          <table:table-cell office:value-type="float" office:value="0.019266" calcext:value-type="float">
            <text:p>0.019266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7234" calcext:value-type="float">
            <text:p>0.017234</text:p>
          </table:table-cell>
          <table:table-cell office:value-type="float" office:value="0.014178" calcext:value-type="float">
            <text:p>0.014178</text:p>
          </table:table-cell>
          <table:table-cell office:value-type="float" office:value="0.342603" calcext:value-type="float">
            <text:p>0.342603</text:p>
          </table:table-cell>
          <table:table-cell office:value-type="float" office:value="0.020523" calcext:value-type="float">
            <text:p>0.020523</text:p>
          </table:table-cell>
          <table:table-cell table:formula="of:=SUM([.F5:.L5])/7" office:value-type="float" office:value="0.0644122857142857" calcext:value-type="float">
            <text:p>0.0644122857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11166" calcext:value-type="float">
            <text:p>0.11166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124453" calcext:value-type="float">
            <text:p>0.124453</text:p>
          </table:table-cell>
          <table:table-cell table:formula="of:=SUM([.P5:.V5])/7" office:value-type="float" office:value="0.0355817142857143" calcext:value-type="float">
            <text:p>0.0355817143</text:p>
          </table:table-cell>
          <table:table-cell table:style-name="ce1" office:value-type="float" office:value="0.0740817142857143" calcext:value-type="float">
            <text:p>0.0740817143</text:p>
          </table:table-cell>
          <table:table-cell office:value-type="float" office:value="0.025694" calcext:value-type="float">
            <text:p>0.025694</text:p>
          </table:table-cell>
          <table:table-cell office:value-type="float" office:value="0.183998428571429" calcext:value-type="float">
            <text:p>0.1839984286</text:p>
          </table:table-cell>
          <table:table-cell office:value-type="float" office:value="0.392208714285714" calcext:value-type="float">
            <text:p>0.3922087143</text:p>
          </table:table-cell>
          <table:table-cell office:value-type="float" office:value="1.55042914285714" calcext:value-type="float">
            <text:p>1.5504291429</text:p>
          </table:table-cell>
          <table:table-cell office:value-type="float" office:value="6.36208471428571" calcext:value-type="float">
            <text:p>6.3620847143</text:p>
          </table:table-cell>
        </table:table-row>
        <table:table-row table:style-name="ro1">
          <table:table-cell office:value-type="string" calcext:value-type="string">
            <text:p>scatter block</text:p>
          </table:table-cell>
          <table:table-cell table:number-columns-repeated="3"/>
          <table:table-cell office:value-type="string" calcext:value-type="string">
            <text:p>dims</text:p>
          </table:table-cell>
          <table:table-cell table:number-columns-repeated="3"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5" calcext:value-type="float">
            <text:p>0.000015</text:p>
          </table:table-cell>
          <table:table-cell table:formula="of:=SUM([.F6:.L6])/7" office:value-type="float" office:value="0.0000154285714285714" calcext:value-type="float">
            <text:p>1.54285714285714E-005</text:p>
          </table:table-cell>
          <table:table-cell/>
          <table:table-cell office:value-type="string" calcext:value-type="string">
            <text:p>dims</text:p>
          </table:table-cell>
          <table:table-cell table:number-columns-repeated="2"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3" calcext:value-type="float">
            <text:p>0.000013</text:p>
          </table:table-cell>
          <table:table-cell table:number-columns-repeated="3" office:value-type="float" office:value="0.000014" calcext:value-type="float">
            <text:p>0.000014</text:p>
          </table:table-cell>
          <table:table-cell table:formula="of:=SUM([.P6:.V6])/7" office:value-type="float" office:value="0.0000141428571428571" calcext:value-type="float">
            <text:p>1.41428571428571E-005</text:p>
          </table:table-cell>
          <table:table-cell table:style-name="ce1" office:value-type="float" office:value="0.0000152857142857143" calcext:value-type="float">
            <text:p>1.52857142857143E-005</text:p>
          </table:table-cell>
          <table:table-cell office:value-type="float" office:value="0.0000151428571428571" calcext:value-type="float">
            <text:p>1.51428571428571E-005</text:p>
          </table:table-cell>
          <table:table-cell office:value-type="float" office:value="0.0000214285714285714" calcext:value-type="float">
            <text:p>2.14285714285714E-005</text:p>
          </table:table-cell>
          <table:table-cell office:value-type="float" office:value="0.0000382857142857143" calcext:value-type="float">
            <text:p>3.82857142857143E-005</text:p>
          </table:table-cell>
          <table:table-cell office:value-type="float" office:value="0.0000501428571428571" calcext:value-type="float">
            <text:p>5.01428571428571E-005</text:p>
          </table:table-cell>
          <table:table-cell office:value-type="float" office:value="0.0000795714285714286" calcext:value-type="float">
            <text:p>7.95714285714286E-005</text:p>
          </table:table-cell>
        </table:table-row>
        <table:table-row table:style-name="ro1">
          <table:table-cell office:value-type="string" calcext:value-type="string">
            <text:p>gather all</text:p>
          </table:table-cell>
          <table:table-cell table:number-columns-repeated="3"/>
          <table:table-cell office:value-type="string" calcext:value-type="string">
            <text:p>Gather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67" calcext:value-type="float">
            <text:p>0.000067</text:p>
          </table:table-cell>
          <table:table-cell table:formula="of:=SUM([.F7:.L7])/7" office:value-type="float" office:value="0.0000678571428571429" calcext:value-type="float">
            <text:p>6.78571428571429E-005</text:p>
          </table:table-cell>
          <table:table-cell/>
          <table:table-cell office:value-type="string" calcext:value-type="string">
            <text:p>blocks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2" calcext:value-type="float">
            <text:p>0.000482</text:p>
          </table:table-cell>
          <table:table-cell table:number-columns-repeated="2" office:value-type="float" office:value="0.000476" calcext:value-type="float">
            <text:p>0.00047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465" calcext:value-type="float">
            <text:p>0.000465</text:p>
          </table:table-cell>
          <table:table-cell table:formula="of:=SUM([.P7:.V7])/7" office:value-type="float" office:value="0.000471571428571429" calcext:value-type="float">
            <text:p>0.0004715714</text:p>
          </table:table-cell>
          <table:table-cell table:style-name="ce1" office:value-type="float" office:value="0.000563" calcext:value-type="float">
            <text:p>0.000563</text:p>
          </table:table-cell>
          <table:table-cell office:value-type="float" office:value="0.000744571428571429" calcext:value-type="float">
            <text:p>0.0007445714</text:p>
          </table:table-cell>
          <table:table-cell office:value-type="float" office:value="0.00136957142857143" calcext:value-type="float">
            <text:p>0.0013695714</text:p>
          </table:table-cell>
          <table:table-cell office:value-type="float" office:value="0.0409064285714286" calcext:value-type="float">
            <text:p>0.0409064286</text:p>
          </table:table-cell>
          <table:table-cell office:value-type="float" office:value="0.065479" calcext:value-type="float">
            <text:p>0.065479</text:p>
          </table:table-cell>
          <table:table-cell office:value-type="float" office:value="0.166623142857143" calcext:value-type="float">
            <text:p>0.1666231429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 office:value-type="float" office:value="0.053018" calcext:value-type="float">
            <text:p>0.053018</text:p>
          </table:table-cell>
          <table:table-cell office:value-type="float" office:value="0.081559" calcext:value-type="float">
            <text:p>0.081559</text:p>
          </table:table-cell>
          <table:table-cell office:value-type="float" office:value="0.061377" calcext:value-type="float">
            <text:p>0.061377</text:p>
          </table:table-cell>
          <table:table-cell office:value-type="float" office:value="0.064039" calcext:value-type="float">
            <text:p>0.064039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69655" calcext:value-type="float">
            <text:p>0.069655</text:p>
          </table:table-cell>
          <table:table-cell office:value-type="float" office:value="0.067014" calcext:value-type="float">
            <text:p>0.067014</text:p>
          </table:table-cell>
          <table:table-cell table:formula="of:=SUM([.F8:.L8])/7" office:value-type="float" office:value="0.0660031428571429" calcext:value-type="float">
            <text:p>0.0660031429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92" calcext:value-type="float">
            <text:p>0.000092</text:p>
          </table:table-cell>
          <table:table-cell table:number-columns-repeated="2" office:value-type="float" office:value="0.000096" calcext:value-type="float">
            <text:p>0.000096</text:p>
          </table:table-cell>
          <table:table-cell table:formula="of:=SUM([.P8:.V8])/7" office:value-type="float" office:value="0.0000914285714285714" calcext:value-type="float">
            <text:p>9.14285714285714E-005</text:p>
          </table:table-cell>
          <table:table-cell table:style-name="ce1" office:value-type="float" office:value="0.00199642857142857" calcext:value-type="float">
            <text:p>0.0019964286</text:p>
          </table:table-cell>
          <table:table-cell office:value-type="float" office:value="0.00378471428571428" calcext:value-type="float">
            <text:p>0.0037847143</text:p>
          </table:table-cell>
          <table:table-cell office:value-type="float" office:value="0.00504814285714286" calcext:value-type="float">
            <text:p>0.0050481429</text:p>
          </table:table-cell>
          <table:table-cell office:value-type="float" office:value="0.00883657142857143" calcext:value-type="float">
            <text:p>0.0088365714</text:p>
          </table:table-cell>
          <table:table-cell office:value-type="float" office:value="0.0426235714285714" calcext:value-type="float">
            <text:p>0.0426235714</text:p>
          </table:table-cell>
          <table:table-cell office:value-type="float" office:value="0.136697" calcext:value-type="float">
            <text:p>0.136697</text:p>
          </table:table-cell>
        </table:table-row>
        <table:table-row table:style-name="ro1">
          <table:table-cell table:number-columns-repeated="12"/>
          <table:table-cell table:formula="of:=SUM([.F9:.L9])/7" office:value-type="float" office:value="0" calcext:value-type="float">
            <text:p>0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00051" calcext:value-type="float">
            <text:p>0.000051</text:p>
          </table:table-cell>
          <table:table-cell table:number-columns-repeated="2" office:value-type="float" office:value="0.00005" calcext:value-type="float">
            <text:p>0.00005</text:p>
          </table:table-cell>
          <table:table-cell table:formula="of:=SUM([.P9:.V9])/7" office:value-type="float" office:value="0.0000502857142857143" calcext:value-type="float">
            <text:p>5.02857142857143E-005</text:p>
          </table:table-cell>
          <table:table-cell table:style-name="ce1" office:value-type="float" office:value="0.000168857142857143" calcext:value-type="float">
            <text:p>0.0001688571</text:p>
          </table:table-cell>
          <table:table-cell office:value-type="float" office:value="0.000651714285714286" calcext:value-type="float">
            <text:p>0.0006517143</text:p>
          </table:table-cell>
          <table:table-cell office:value-type="float" office:value="0.00233285714285714" calcext:value-type="float">
            <text:p>0.0023328571</text:p>
          </table:table-cell>
          <table:table-cell office:value-type="float" office:value="0.00778357142857143" calcext:value-type="float">
            <text:p>0.0077835714</text:p>
          </table:table-cell>
          <table:table-cell office:value-type="float" office:value="0.0256437142857143" calcext:value-type="float">
            <text:p>0.0256437143</text:p>
          </table:table-cell>
          <table:table-cell office:value-type="float" office:value="0.093033" calcext:value-type="float">
            <text:p>0.0930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table:number-columns-repeated="2" office:value-type="float" office:value="0.000035" calcext:value-type="float">
            <text:p>0.000035</text:p>
          </table:table-cell>
          <table:table-cell table:number-columns-repeated="3" office:value-type="float" office:value="0.000034" calcext:value-type="float">
            <text:p>0.00003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35" calcext:value-type="float">
            <text:p>0.000035</text:p>
          </table:table-cell>
          <table:table-cell table:formula="of:=SUM([.F10:.L10])/7" office:value-type="float" office:value="0.0000348571428571429" calcext:value-type="float">
            <text:p>3.48571428571429E-005</text:p>
          </table:table-cell>
          <table:table-cell/>
          <table:table-cell office:value-type="string" calcext:value-type="string">
            <text:p>Write</text:p>
          </table:table-cell>
          <table:table-cell table:number-columns-repeated="7" office:value-type="float" office:value="0.000005" calcext:value-type="float">
            <text:p>0.000005</text:p>
          </table:table-cell>
          <table:table-cell table:formula="of:=SUM([.P10:.V10])/7" office:value-type="float" office:value="0.000005" calcext:value-type="float">
            <text:p>0.000005</text:p>
          </table:table-cell>
          <table:table-cell table:style-name="ce1" office:value-type="float" office:value="0.000015" calcext:value-type="float">
            <text:p>0.000015</text:p>
          </table:table-cell>
          <table:table-cell office:value-type="float" office:value="0.0000541428571428571" calcext:value-type="float">
            <text:p>5.41428571428571E-00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2592" calcext:value-type="float">
            <text:p>0.002592</text:p>
          </table:table-cell>
          <table:table-cell office:value-type="float" office:value="0.0132341428571429" calcext:value-type="float">
            <text:p>0.0132341429</text:p>
          </table:table-cell>
          <table:table-cell office:value-type="float" office:value="0.055115" calcext:value-type="float">
            <text:p>0.0551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91" calcext:value-type="float">
            <text:p>0.000091</text:p>
          </table:table-cell>
          <table:table-cell table:formula="of:=SUM([.F11:.L11])/7" office:value-type="float" office:value="0.000122714285714286" calcext:value-type="float">
            <text:p>0.0001227143</text:p>
          </table:table-cell>
          <table:table-cell table:number-columns-repeated="9"/>
          <table:table-cell table:formula="of:=SUM([.P11:.V11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17607" calcext:value-type="float">
            <text:p>0.017607</text:p>
          </table:table-cell>
          <table:table-cell office:value-type="float" office:value="0.148753" calcext:value-type="float">
            <text:p>0.148753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0.017669" calcext:value-type="float">
            <text:p>0.017669</text:p>
          </table:table-cell>
          <table:table-cell table:formula="of:=SUM([.F12:.L12])/7" office:value-type="float" office:value="0.081242" calcext:value-type="float">
            <text:p>0.081242</text:p>
          </table:table-cell>
          <table:table-cell table:number-columns-repeated="9"/>
          <table:table-cell table:formula="of:=SUM([.P12:.V12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6" calcext:value-type="float">
            <text:p>0.000016</text:p>
          </table:table-cell>
          <table:table-cell table:number-columns-repeated="3"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4" calcext:value-type="float">
            <text:p>0.000014</text:p>
          </table:table-cell>
          <table:table-cell table:formula="of:=SUM([.F13:.L13])/7" office:value-type="float" office:value="0.0000155714285714286" calcext:value-type="float">
            <text:p>1.55714285714286E-005</text:p>
          </table:table-cell>
          <table:table-cell/>
          <table:table-cell office:value-type="string" calcext:value-type="string">
            <text:p>Computation</text:p>
          </table:table-cell>
          <table:table-cell table:number-columns-repeated="7" office:value-type="float" office:value="0.000036" calcext:value-type="float">
            <text:p>0.000036</text:p>
          </table:table-cell>
          <table:table-cell table:formula="of:=SUM([.P13:.V13])/7" office:value-type="float" office:value="0.000036" calcext:value-type="float">
            <text:p>0.0000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1765" calcext:value-type="float">
            <text:p>0.001765</text:p>
          </table:table-cell>
          <table:table-cell table:formula="of:=SUM([.F14:.L14])/7" office:value-type="float" office:value="0.00175885714285714" calcext:value-type="float">
            <text:p>0.0017588571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3" calcext:value-type="float">
            <text:p>0.000113</text:p>
          </table:table-cell>
          <table:table-cell table:formula="of:=SUM([.P14:.V14])/7" office:value-type="float" office:value="0.000124285714285714" calcext:value-type="float">
            <text:p>0.00012428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066802" calcext:value-type="float">
            <text:p>0.066802</text:p>
          </table:table-cell>
          <table:table-cell office:value-type="float" office:value="0.080314" calcext:value-type="float">
            <text:p>0.080314</text:p>
          </table:table-cell>
          <table:table-cell office:value-type="float" office:value="0.071949" calcext:value-type="float">
            <text:p>0.071949</text:p>
          </table:table-cell>
          <table:table-cell office:value-type="float" office:value="0.065825" calcext:value-type="float">
            <text:p>0.065825</text:p>
          </table:table-cell>
          <table:table-cell office:value-type="float" office:value="0.074431" calcext:value-type="float">
            <text:p>0.074431</text:p>
          </table:table-cell>
          <table:table-cell office:value-type="float" office:value="0.177242" calcext:value-type="float">
            <text:p>0.177242</text:p>
          </table:table-cell>
          <table:table-cell office:value-type="float" office:value="0.068668" calcext:value-type="float">
            <text:p>0.068668</text:p>
          </table:table-cell>
          <table:table-cell table:formula="of:=SUM([.F15:.L15])/7" office:value-type="float" office:value="0.0864615714285714" calcext:value-type="float">
            <text:p>0.0864615714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0.474071" calcext:value-type="float">
            <text:p>0.474071</text:p>
          </table:table-cell>
          <table:table-cell office:value-type="float" office:value="0.007281" calcext:value-type="float">
            <text:p>0.007281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0.007261" calcext:value-type="float">
            <text:p>0.007261</text:p>
          </table:table-cell>
          <table:table-cell office:value-type="float" office:value="0.00674" calcext:value-type="float">
            <text:p>0.00674</text:p>
          </table:table-cell>
          <table:table-cell table:formula="of:=SUM([.P15:.V15])/7" office:value-type="float" office:value="0.0740817142857143" calcext:value-type="float">
            <text:p>0.074081714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16:.L16])/7" office:value-type="float" office:value="0" calcext:value-type="float">
            <text:p>0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015" calcext:value-type="float">
            <text:p>0.000015</text:p>
          </table:table-cell>
          <table:table-cell table:number-columns-repeated="2" office:value-type="float" office:value="0.000018" calcext:value-type="float">
            <text:p>0.00001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5" calcext:value-type="float">
            <text:p>0.000015</text:p>
          </table:table-cell>
          <table:table-cell table:formula="of:=SUM([.P16:.V16])/7" office:value-type="float" office:value="0.0000152857142857143" calcext:value-type="float">
            <text:p>1.52857142857143E-0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225" calcext:value-type="float">
            <text:p>0.000225</text:p>
          </table:table-cell>
          <table:table-cell table:number-columns-repeated="2" office:value-type="float" office:value="0.000224" calcext:value-type="float">
            <text:p>0.000224</text:p>
          </table:table-cell>
          <table:table-cell office:value-type="float" office:value="0.000223" calcext:value-type="float">
            <text:p>0.000223</text:p>
          </table:table-cell>
          <table:table-cell table:number-columns-repeated="2" office:value-type="float" office:value="0.000224" calcext:value-type="float">
            <text:p>0.000224</text:p>
          </table:table-cell>
          <table:table-cell table:formula="of:=SUM([.F17:.L17])/7" office:value-type="float" office:value="0.000224" calcext:value-type="float">
            <text:p>0.000224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573" calcext:value-type="float">
            <text:p>0.000573</text:p>
          </table:table-cell>
          <table:table-cell table:formula="of:=SUM([.P17:.V17])/7" office:value-type="float" office:value="0.000563" calcext:value-type="float">
            <text:p>0.000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7" calcext:value-type="float">
            <text:p>0.000227</text:p>
          </table:table-cell>
          <table:table-cell table:formula="of:=SUM([.F18:.L18])/7" office:value-type="float" office:value="0.000231428571428571" calcext:value-type="float">
            <text:p>0.0002314286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.001953" calcext:value-type="float">
            <text:p>0.001953</text:p>
          </table:table-cell>
          <table:table-cell table:formula="of:=SUM([.P18:.V18])/7" office:value-type="float" office:value="0.00199642857142857" calcext:value-type="float">
            <text:p>0.00199642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025697" calcext:value-type="float">
            <text:p>0.025697</text:p>
          </table:table-cell>
          <table:table-cell office:value-type="float" office:value="0.014432" calcext:value-type="float">
            <text:p>0.014432</text:p>
          </table:table-cell>
          <table:table-cell office:value-type="float" office:value="0.014775" calcext:value-type="float">
            <text:p>0.014775</text:p>
          </table:table-cell>
          <table:table-cell office:value-type="float" office:value="0.018663" calcext:value-type="float">
            <text:p>0.018663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365072" calcext:value-type="float">
            <text:p>0.365072</text:p>
          </table:table-cell>
          <table:table-cell office:value-type="float" office:value="0.01826" calcext:value-type="float">
            <text:p>0.01826</text:p>
          </table:table-cell>
          <table:table-cell table:formula="of:=SUM([.F19:.L19])/7" office:value-type="float" office:value="0.0680555714285714" calcext:value-type="float">
            <text:p>0.0680555714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65" calcext:value-type="float">
            <text:p>0.000165</text:p>
          </table:table-cell>
          <table:table-cell table:formula="of:=SUM([.P19:.V19])/7" office:value-type="float" office:value="0.000168857142857143" calcext:value-type="float">
            <text:p>0.00016885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5" calcext:value-type="float">
            <text:p>0.000015</text:p>
          </table:table-cell>
          <table:table-cell table:formula="of:=SUM([.F20:.L20])/7" office:value-type="float" office:value="0.0000157142857142857" calcext:value-type="float">
            <text:p>1.57142857142857E-005</text:p>
          </table:table-cell>
          <table:table-cell/>
          <table:table-cell office:value-type="string" calcext:value-type="string">
            <text:p>Write</text:p>
          </table:table-cell>
          <table:table-cell table:number-columns-repeated="7" office:value-type="float" office:value="0.000015" calcext:value-type="float">
            <text:p>0.000015</text:p>
          </table:table-cell>
          <table:table-cell table:formula="of:=SUM([.P20:.V20])/7" office:value-type="float" office:value="0.000015" calcext:value-type="float">
            <text:p>0.0000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003255" calcext:value-type="float">
            <text:p>0.003255</text:p>
          </table:table-cell>
          <table:table-cell table:formula="of:=SUM([.F21:.L21])/7" office:value-type="float" office:value="0.00328557142857143" calcext:value-type="float">
            <text:p>0.0032855714</text:p>
          </table:table-cell>
          <table:table-cell table:number-columns-repeated="9"/>
          <table:table-cell table:formula="of:=SUM([.P21:.V21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086272" calcext:value-type="float">
            <text:p>0.086272</text:p>
          </table:table-cell>
          <table:table-cell office:value-type="float" office:value="0.074413" calcext:value-type="float">
            <text:p>0.074413</text:p>
          </table:table-cell>
          <table:table-cell office:value-type="float" office:value="0.080016" calcext:value-type="float">
            <text:p>0.080016</text:p>
          </table:table-cell>
          <table:table-cell office:value-type="float" office:value="0.087893" calcext:value-type="float">
            <text:p>0.087893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085397" calcext:value-type="float">
            <text:p>0.085397</text:p>
          </table:table-cell>
          <table:table-cell office:value-type="float" office:value="0.082624" calcext:value-type="float">
            <text:p>0.082624</text:p>
          </table:table-cell>
          <table:table-cell table:formula="of:=SUM([.F22:.L22])/7" office:value-type="float" office:value="0.0825035714285714" calcext:value-type="float">
            <text:p>0.0825035714</text:p>
          </table:table-cell>
          <table:table-cell table:number-columns-repeated="9"/>
          <table:table-cell table:formula="of:=SUM([.P22:.V22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23:.L23])/7" office:value-type="float" office:value="0" calcext:value-type="float">
            <text:p>0</text:p>
          </table:table-cell>
          <table:table-cell/>
          <table:table-cell office:value-type="string" calcext:value-type="string">
            <text:p>Computation</text:p>
          </table:table-cell>
          <table:table-cell table:number-columns-repeated="5" office:value-type="float" office:value="0.000222" calcext:value-type="float">
            <text:p>0.00022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224" calcext:value-type="float">
            <text:p>0.000224</text:p>
          </table:table-cell>
          <table:table-cell table:formula="of:=SUM([.P23:.V23])/7" office:value-type="float" office:value="0.000223285714285714" calcext:value-type="float">
            <text:p>0.00022328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1609" calcext:value-type="float">
            <text:p>0.001609</text:p>
          </table:table-cell>
          <table:table-cell table:number-columns-repeated="2" office:value-type="float" office:value="0.001605" calcext:value-type="float">
            <text:p>0.001605</text:p>
          </table:table-cell>
          <table:table-cell table:formula="of:=SUM([.F24:.L24])/7" office:value-type="float" office:value="0.00169757142857143" calcext:value-type="float">
            <text:p>0.0016975714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221" calcext:value-type="float">
            <text:p>0.000221</text:p>
          </table:table-cell>
          <table:table-cell table:formula="of:=SUM([.P24:.V24])/7" office:value-type="float" office:value="0.000247714285714286" calcext:value-type="float">
            <text:p>0.00024771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4" calcext:value-type="float">
            <text:p>0.00064</text:p>
          </table:table-cell>
          <table:table-cell table:formula="of:=SUM([.F25:.L25])/7" office:value-type="float" office:value="0.000638" calcext:value-type="float">
            <text:p>0.000638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02827" calcext:value-type="float">
            <text:p>0.02827</text:p>
          </table:table-cell>
          <table:table-cell office:value-type="float" office:value="0.025357" calcext:value-type="float">
            <text:p>0.025357</text:p>
          </table:table-cell>
          <table:table-cell office:value-type="float" office:value="0.025486" calcext:value-type="float">
            <text:p>0.025486</text:p>
          </table:table-cell>
          <table:table-cell office:value-type="float" office:value="0.025282" calcext:value-type="float">
            <text:p>0.025282</text:p>
          </table:table-cell>
          <table:table-cell office:value-type="float" office:value="0.024741" calcext:value-type="float">
            <text:p>0.024741</text:p>
          </table:table-cell>
          <table:table-cell office:value-type="float" office:value="0.025805" calcext:value-type="float">
            <text:p>0.025805</text:p>
          </table:table-cell>
          <table:table-cell office:value-type="float" office:value="0.024917" calcext:value-type="float">
            <text:p>0.024917</text:p>
          </table:table-cell>
          <table:table-cell table:formula="of:=SUM([.P25:.V25])/7" office:value-type="float" office:value="0.025694" calcext:value-type="float">
            <text:p>0.0256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544985" calcext:value-type="float">
            <text:p>0.544985</text:p>
          </table:table-cell>
          <table:table-cell office:value-type="float" office:value="0.017916" calcext:value-type="float">
            <text:p>0.017916</text:p>
          </table:table-cell>
          <table:table-cell office:value-type="float" office:value="0.016742" calcext:value-type="float">
            <text:p>0.016742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0.489436" calcext:value-type="float">
            <text:p>0.489436</text:p>
          </table:table-cell>
          <table:table-cell office:value-type="float" office:value="0.016216" calcext:value-type="float">
            <text:p>0.016216</text:p>
          </table:table-cell>
          <table:table-cell office:value-type="float" office:value="0.020967" calcext:value-type="float">
            <text:p>0.020967</text:p>
          </table:table-cell>
          <table:table-cell table:formula="of:=SUM([.F26:.L26])/7" office:value-type="float" office:value="0.160953714285714" calcext:value-type="float">
            <text:p>0.1609537143</text:p>
          </table:table-cell>
          <table:table-cell/>
          <table:table-cell office:value-type="string" calcext:value-type="string">
            <text:p>Send</text:p>
          </table:table-cell>
          <table:table-cell table:number-columns-repeated="6"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  <table:table-cell table:formula="of:=SUM([.P26:.V26])/7" office:value-type="float" office:value="0.0000151428571428571" calcext:value-type="float">
            <text:p>1.51428571428571E-0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2" calcext:value-type="float">
            <text:p>0.00002</text:p>
          </table:table-cell>
          <table:table-cell table:number-columns-repeated="2" office:value-type="float" office:value="0.000015" calcext:value-type="float">
            <text:p>0.000015</text:p>
          </table:table-cell>
          <table:table-cell table:formula="of:=SUM([.F27:.L27])/7" office:value-type="float" office:value="0.0000174285714285714" calcext:value-type="float">
            <text:p>1.74285714285714E-005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783" calcext:value-type="float">
            <text:p>0.000783</text:p>
          </table:table-cell>
          <table:table-cell table:formula="of:=SUM([.P27:.V27])/7" office:value-type="float" office:value="0.000744571428571429" calcext:value-type="float">
            <text:p>0.00074457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05122" calcext:value-type="float">
            <text:p>0.0051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0.005392" calcext:value-type="float">
            <text:p>0.005392</text:p>
          </table:table-cell>
          <table:table-cell table:formula="of:=SUM([.F28:.L28])/7" office:value-type="float" office:value="0.00525785714285714" calcext:value-type="float">
            <text:p>0.0052578571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843" calcext:value-type="float">
            <text:p>0.003843</text:p>
          </table:table-cell>
          <table:table-cell table:formula="of:=SUM([.P28:.V28])/7" office:value-type="float" office:value="0.00378471428571428" calcext:value-type="float">
            <text:p>0.00378471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181459" calcext:value-type="float">
            <text:p>0.181459</text:p>
          </table:table-cell>
          <table:table-cell office:value-type="float" office:value="0.145296" calcext:value-type="float">
            <text:p>0.145296</text:p>
          </table:table-cell>
          <table:table-cell office:value-type="float" office:value="0.136314" calcext:value-type="float">
            <text:p>0.136314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0.150983" calcext:value-type="float">
            <text:p>0.150983</text:p>
          </table:table-cell>
          <table:table-cell office:value-type="float" office:value="0.126714" calcext:value-type="float">
            <text:p>0.126714</text:p>
          </table:table-cell>
          <table:table-cell office:value-type="float" office:value="0.150269" calcext:value-type="float">
            <text:p>0.150269</text:p>
          </table:table-cell>
          <table:table-cell table:formula="of:=SUM([.F29:.L29])/7" office:value-type="float" office:value="0.148395285714286" calcext:value-type="float">
            <text:p>0.1483952857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63" calcext:value-type="float">
            <text:p>0.000663</text:p>
          </table:table-cell>
          <table:table-cell table:formula="of:=SUM([.P29:.V29])/7" office:value-type="float" office:value="0.000651714285714286" calcext:value-type="float">
            <text:p>0.000651714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30:.L30])/7" office:value-type="float" office:value="0" calcext:value-type="float">
            <text:p>0</text:p>
          </table:table-cell>
          <table:table-cell/>
          <table:table-cell office:value-type="string" calcext:value-type="string">
            <text:p>Write</text:p>
          </table:table-cell>
          <table:table-cell table:number-columns-repeated="2" office:value-type="float" office:value="0.000053" calcext:value-type="float">
            <text:p>0.000053</text:p>
          </table:table-cell>
          <table:table-cell table:number-columns-repeated="2" office:value-type="float" office:value="0.000054" calcext:value-type="float">
            <text:p>0.00005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54" calcext:value-type="float">
            <text:p>0.000054</text:p>
          </table:table-cell>
          <table:table-cell table:formula="of:=SUM([.P30:.V30])/7" office:value-type="float" office:value="0.0000541428571428571" calcext:value-type="float">
            <text:p>5.41428571428571E-0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8265" calcext:value-type="float">
            <text:p>0.018265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8442" calcext:value-type="float">
            <text:p>0.018442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323" calcext:value-type="float">
            <text:p>0.018323</text:p>
          </table:table-cell>
          <table:table-cell office:value-type="float" office:value="0.018267" calcext:value-type="float">
            <text:p>0.018267</text:p>
          </table:table-cell>
          <table:table-cell table:formula="of:=SUM([.F31:.L31])/7" office:value-type="float" office:value="0.0183181428571429" calcext:value-type="float">
            <text:p>0.0183181429</text:p>
          </table:table-cell>
          <table:table-cell table:number-columns-repeated="9"/>
          <table:table-cell table:formula="of:=SUM([.P31:.V31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0.009273" calcext:value-type="float">
            <text:p>0.009273</text:p>
          </table:table-cell>
          <table:table-cell office:value-type="float" office:value="0.006761" calcext:value-type="float">
            <text:p>0.006761</text:p>
          </table:table-cell>
          <table:table-cell office:value-type="float" office:value="0.006244" calcext:value-type="float">
            <text:p>0.006244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8987" calcext:value-type="float">
            <text:p>0.008987</text:p>
          </table:table-cell>
          <table:table-cell office:value-type="float" office:value="0.006591" calcext:value-type="float">
            <text:p>0.006591</text:p>
          </table:table-cell>
          <table:table-cell table:formula="of:=SUM([.F32:.L32])/7" office:value-type="float" office:value="0.00734528571428571" calcext:value-type="float">
            <text:p>0.0073452857</text:p>
          </table:table-cell>
          <table:table-cell table:number-columns-repeated="9"/>
          <table:table-cell table:formula="of:=SUM([.P32:.V32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061543" calcext:value-type="float">
            <text:p>0.061543</text:p>
          </table:table-cell>
          <table:table-cell office:value-type="float" office:value="0.023692" calcext:value-type="float">
            <text:p>0.023692</text:p>
          </table:table-cell>
          <table:table-cell office:value-type="float" office:value="0.022813" calcext:value-type="float">
            <text:p>0.022813</text:p>
          </table:table-cell>
          <table:table-cell office:value-type="float" office:value="0.028089" calcext:value-type="float">
            <text:p>0.028089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0.396903" calcext:value-type="float">
            <text:p>0.396903</text:p>
          </table:table-cell>
          <table:table-cell office:value-type="float" office:value="0.027726" calcext:value-type="float">
            <text:p>0.027726</text:p>
          </table:table-cell>
          <table:table-cell table:formula="of:=SUM([.F33:.L33])/7" office:value-type="float" office:value="0.08361" calcext:value-type="float">
            <text:p>0.08361</text:p>
          </table:table-cell>
          <table:table-cell/>
          <table:table-cell office:value-type="string" calcext:value-type="string">
            <text:p>Computation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.001612" calcext:value-type="float">
            <text:p>0.001612</text:p>
          </table:table-cell>
          <table:table-cell table:formula="of:=SUM([.P33:.V33])/7" office:value-type="float" office:value="0.00160171428571429" calcext:value-type="float">
            <text:p>0.00160171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16" calcext:value-type="float">
            <text:p>0.000016</text:p>
          </table:table-cell>
          <table:table-cell table:number-columns-repeated="2"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6" calcext:value-type="float">
            <text:p>0.000016</text:p>
          </table:table-cell>
          <table:table-cell table:formula="of:=SUM([.F34:.L34])/7" office:value-type="float" office:value="0.0000164285714285714" calcext:value-type="float">
            <text:p>1.64285714285714E-005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0759" calcext:value-type="float">
            <text:p>0.000759</text:p>
          </table:table-cell>
          <table:table-cell table:formula="of:=SUM([.P34:.V34])/7" office:value-type="float" office:value="0.000787" calcext:value-type="float">
            <text:p>0.0007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9213" calcext:value-type="float">
            <text:p>0.009213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9311" calcext:value-type="float">
            <text:p>0.009311</text:p>
          </table:table-cell>
          <table:table-cell office:value-type="float" office:value="0.009363" calcext:value-type="float">
            <text:p>0.009363</text:p>
          </table:table-cell>
          <table:table-cell office:value-type="float" office:value="0.009466" calcext:value-type="float">
            <text:p>0.009466</text:p>
          </table:table-cell>
          <table:table-cell office:value-type="float" office:value="0.010012" calcext:value-type="float">
            <text:p>0.010012</text:p>
          </table:table-cell>
          <table:table-cell office:value-type="float" office:value="0.009421" calcext:value-type="float">
            <text:p>0.009421</text:p>
          </table:table-cell>
          <table:table-cell table:formula="of:=SUM([.F35:.L35])/7" office:value-type="float" office:value="0.00950514285714286" calcext:value-type="float">
            <text:p>0.0095051429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19994" calcext:value-type="float">
            <text:p>0.19994</text:p>
          </table:table-cell>
          <table:table-cell office:value-type="float" office:value="0.600521" calcext:value-type="float">
            <text:p>0.600521</text:p>
          </table:table-cell>
          <table:table-cell office:value-type="float" office:value="0.097633" calcext:value-type="float">
            <text:p>0.097633</text:p>
          </table:table-cell>
          <table:table-cell office:value-type="float" office:value="0.097611" calcext:value-type="float">
            <text:p>0.097611</text:p>
          </table:table-cell>
          <table:table-cell office:value-type="float" office:value="0.097002" calcext:value-type="float">
            <text:p>0.097002</text:p>
          </table:table-cell>
          <table:table-cell office:value-type="float" office:value="0.09751" calcext:value-type="float">
            <text:p>0.09751</text:p>
          </table:table-cell>
          <table:table-cell office:value-type="float" office:value="0.097772" calcext:value-type="float">
            <text:p>0.097772</text:p>
          </table:table-cell>
          <table:table-cell table:formula="of:=SUM([.P35:.V35])/7" office:value-type="float" office:value="0.183998428571429" calcext:value-type="float">
            <text:p>0.18399842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347758" calcext:value-type="float">
            <text:p>0.347758</text:p>
          </table:table-cell>
          <table:table-cell office:value-type="float" office:value="0.355921" calcext:value-type="float">
            <text:p>0.355921</text:p>
          </table:table-cell>
          <table:table-cell office:value-type="float" office:value="0.375213" calcext:value-type="float">
            <text:p>0.375213</text:p>
          </table:table-cell>
          <table:table-cell office:value-type="float" office:value="0.347494" calcext:value-type="float">
            <text:p>0.347494</text:p>
          </table:table-cell>
          <table:table-cell office:value-type="float" office:value="0.32948" calcext:value-type="float">
            <text:p>0.32948</text:p>
          </table:table-cell>
          <table:table-cell office:value-type="float" office:value="0.318684" calcext:value-type="float">
            <text:p>0.318684</text:p>
          </table:table-cell>
          <table:table-cell office:value-type="float" office:value="0.334188" calcext:value-type="float">
            <text:p>0.334188</text:p>
          </table:table-cell>
          <table:table-cell table:formula="of:=SUM([.F36:.L36])/7" office:value-type="float" office:value="0.344105428571429" calcext:value-type="float">
            <text:p>0.3441054286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17" calcext:value-type="float">
            <text:p>0.000017</text:p>
          </table:table-cell>
          <table:table-cell table:formula="of:=SUM([.P36:.V36])/7" office:value-type="float" office:value="0.0000214285714285714" calcext:value-type="float">
            <text:p>2.14285714285714E-00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37:.L37])/7" office:value-type="float" office:value="0" calcext:value-type="float">
            <text:p>0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.001316" calcext:value-type="float">
            <text:p>0.001316</text:p>
          </table:table-cell>
          <table:table-cell table:formula="of:=SUM([.P37:.V37])/7" office:value-type="float" office:value="0.00136957142857143" calcext:value-type="float">
            <text:p>0.00136957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300929" calcext:value-type="float">
            <text:p>0.300929</text:p>
          </table:table-cell>
          <table:table-cell office:value-type="float" office:value="0.300661" calcext:value-type="float">
            <text:p>0.300661</text:p>
          </table:table-cell>
          <table:table-cell office:value-type="float" office:value="0.300526" calcext:value-type="float">
            <text:p>0.300526</text:p>
          </table:table-cell>
          <table:table-cell office:value-type="float" office:value="0.300659" calcext:value-type="float">
            <text:p>0.300659</text:p>
          </table:table-cell>
          <table:table-cell office:value-type="float" office:value="0.300699" calcext:value-type="float">
            <text:p>0.300699</text:p>
          </table:table-cell>
          <table:table-cell office:value-type="float" office:value="0.300485" calcext:value-type="float">
            <text:p>0.300485</text:p>
          </table:table-cell>
          <table:table-cell office:value-type="float" office:value="0.300494" calcext:value-type="float">
            <text:p>0.300494</text:p>
          </table:table-cell>
          <table:table-cell table:formula="of:=SUM([.F38:.L38])/7" office:value-type="float" office:value="0.300636142857143" calcext:value-type="float">
            <text:p>0.3006361429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5148" calcext:value-type="float">
            <text:p>0.005148</text:p>
          </table:table-cell>
          <table:table-cell office:value-type="float" office:value="0.005046" calcext:value-type="float">
            <text:p>0.005046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4951" calcext:value-type="float">
            <text:p>0.004951</text:p>
          </table:table-cell>
          <table:table-cell office:value-type="float" office:value="0.005134" calcext:value-type="float">
            <text:p>0.005134</text:p>
          </table:table-cell>
          <table:table-cell table:formula="of:=SUM([.P38:.V38])/7" office:value-type="float" office:value="0.00504814285714286" calcext:value-type="float">
            <text:p>0.00504814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.010383" calcext:value-type="float">
            <text:p>0.010383</text:p>
          </table:table-cell>
          <table:table-cell office:value-type="float" office:value="0.009526" calcext:value-type="float">
            <text:p>0.009526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9945" calcext:value-type="float">
            <text:p>0.009945</text:p>
          </table:table-cell>
          <table:table-cell table:formula="of:=SUM([.F39:.L39])/7" office:value-type="float" office:value="0.010089" calcext:value-type="float">
            <text:p>0.010089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2321" calcext:value-type="float">
            <text:p>0.002321</text:p>
          </table:table-cell>
          <table:table-cell table:number-columns-repeated="2" office:value-type="float" office:value="0.002323" calcext:value-type="float">
            <text:p>0.002323</text:p>
          </table:table-cell>
          <table:table-cell table:formula="of:=SUM([.P39:.V39])/7" office:value-type="float" office:value="0.00233285714285714" calcext:value-type="float">
            <text:p>0.00233285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158974" calcext:value-type="float">
            <text:p>0.158974</text:p>
          </table:table-cell>
          <table:table-cell office:value-type="float" office:value="0.051105" calcext:value-type="float">
            <text:p>0.051105</text:p>
          </table:table-cell>
          <table:table-cell office:value-type="float" office:value="0.051162" calcext:value-type="float">
            <text:p>0.051162</text:p>
          </table:table-cell>
          <table:table-cell office:value-type="float" office:value="0.054504" calcext:value-type="float">
            <text:p>0.054504</text:p>
          </table:table-cell>
          <table:table-cell office:value-type="float" office:value="0.188703" calcext:value-type="float">
            <text:p>0.188703</text:p>
          </table:table-cell>
          <table:table-cell office:value-type="float" office:value="0.049555" calcext:value-type="float">
            <text:p>0.049555</text:p>
          </table:table-cell>
          <table:table-cell office:value-type="float" office:value="0.052995" calcext:value-type="float">
            <text:p>0.052995</text:p>
          </table:table-cell>
          <table:table-cell table:formula="of:=SUM([.F40:.L40])/7" office:value-type="float" office:value="0.086714" calcext:value-type="float">
            <text:p>0.086714</text:p>
          </table:table-cell>
          <table:table-cell/>
          <table:table-cell office:value-type="string" calcext:value-type="string">
            <text:p>Write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73" calcext:value-type="float">
            <text:p>0.000273</text:p>
          </table:table-cell>
          <table:table-cell table:formula="of:=SUM([.P40:.V40])/7" office:value-type="float" office:value="0.00027" calcext:value-type="float">
            <text:p>0.000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5" calcext:value-type="float">
            <text:p>0.000015</text:p>
          </table:table-cell>
          <table:table-cell table:number-columns-repeated="2" office:value-type="float" office:value="0.000016" calcext:value-type="float">
            <text:p>0.000016</text:p>
          </table:table-cell>
          <table:table-cell table:number-columns-repeated="2" office:value-type="float" office:value="0.000015" calcext:value-type="float">
            <text:p>0.000015</text:p>
          </table:table-cell>
          <table:table-cell table:formula="of:=SUM([.F41:.L41])/7" office:value-type="float" office:value="0.000016" calcext:value-type="float">
            <text:p>0.000016</text:p>
          </table:table-cell>
          <table:table-cell table:number-columns-repeated="9"/>
          <table:table-cell table:formula="of:=SUM([.P41:.V41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31621" calcext:value-type="float">
            <text:p>0.031621</text:p>
          </table:table-cell>
          <table:table-cell office:value-type="float" office:value="0.031744" calcext:value-type="float">
            <text:p>0.031744</text:p>
          </table:table-cell>
          <table:table-cell office:value-type="float" office:value="0.031742" calcext:value-type="float">
            <text:p>0.031742</text:p>
          </table:table-cell>
          <table:table-cell office:value-type="float" office:value="0.031599" calcext:value-type="float">
            <text:p>0.031599</text:p>
          </table:table-cell>
          <table:table-cell office:value-type="float" office:value="0.031598" calcext:value-type="float">
            <text:p>0.031598</text:p>
          </table:table-cell>
          <table:table-cell office:value-type="float" office:value="0.032708" calcext:value-type="float">
            <text:p>0.032708</text:p>
          </table:table-cell>
          <table:table-cell table:formula="of:=SUM([.F42:.L42])/7" office:value-type="float" office:value="0.0315931428571429" calcext:value-type="float">
            <text:p>0.0315931429</text:p>
          </table:table-cell>
          <table:table-cell table:number-columns-repeated="9"/>
          <table:table-cell table:formula="of:=SUM([.P42:.V42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1.661984" calcext:value-type="float">
            <text:p>1.661984</text:p>
          </table:table-cell>
          <table:table-cell office:value-type="float" office:value="1.473185" calcext:value-type="float">
            <text:p>1.473185</text:p>
          </table:table-cell>
          <table:table-cell office:value-type="float" office:value="1.532657" calcext:value-type="float">
            <text:p>1.532657</text:p>
          </table:table-cell>
          <table:table-cell office:value-type="float" office:value="1.64478" calcext:value-type="float">
            <text:p>1.64478</text:p>
          </table:table-cell>
          <table:table-cell office:value-type="float" office:value="1.489106" calcext:value-type="float">
            <text:p>1.489106</text:p>
          </table:table-cell>
          <table:table-cell office:value-type="float" office:value="2.60676" calcext:value-type="float">
            <text:p>2.60676</text:p>
          </table:table-cell>
          <table:table-cell office:value-type="float" office:value="2.305511" calcext:value-type="float">
            <text:p>2.305511</text:p>
          </table:table-cell>
          <table:table-cell table:formula="of:=SUM([.F43:.L43])/7" office:value-type="float" office:value="1.81628328571429" calcext:value-type="float">
            <text:p>1.8162832857</text:p>
          </table:table-cell>
          <table:table-cell/>
          <table:table-cell office:value-type="string" calcext:value-type="string">
            <text:p>Computation</text:p>
          </table:table-cell>
          <table:table-cell office:value-type="float" office:value="0.017971" calcext:value-type="float">
            <text:p>0.017971</text:p>
          </table:table-cell>
          <table:table-cell office:value-type="float" office:value="0.018028" calcext:value-type="float">
            <text:p>0.018028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0.017942" calcext:value-type="float">
            <text:p>0.017942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0.018222" calcext:value-type="float">
            <text:p>0.018222</text:p>
          </table:table-cell>
          <table:table-cell office:value-type="float" office:value="0.018119" calcext:value-type="float">
            <text:p>0.018119</text:p>
          </table:table-cell>
          <table:table-cell table:formula="of:=SUM([.P43:.V43])/7" office:value-type="float" office:value="0.0181124285714286" calcext:value-type="float">
            <text:p>0.018112428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44:.L44])/7" office:value-type="float" office:value="0" calcext:value-type="float">
            <text:p>0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5699" calcext:value-type="float">
            <text:p>0.005699</text:p>
          </table:table-cell>
          <table:table-cell office:value-type="float" office:value="0.005552" calcext:value-type="float">
            <text:p>0.005552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0.005772" calcext:value-type="float">
            <text:p>0.005772</text:p>
          </table:table-cell>
          <table:table-cell office:value-type="float" office:value="0.005858" calcext:value-type="float">
            <text:p>0.005858</text:p>
          </table:table-cell>
          <table:table-cell office:value-type="float" office:value="0.005712" calcext:value-type="float">
            <text:p>0.005712</text:p>
          </table:table-cell>
          <table:table-cell table:formula="of:=SUM([.P44:.V44])/7" office:value-type="float" office:value="0.00650014285714286" calcext:value-type="float">
            <text:p>0.00650014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2.481586" calcext:value-type="float">
            <text:p>2.481586</text:p>
          </table:table-cell>
          <table:table-cell office:value-type="float" office:value="2.484162" calcext:value-type="float">
            <text:p>2.484162</text:p>
          </table:table-cell>
          <table:table-cell office:value-type="float" office:value="2.509477" calcext:value-type="float">
            <text:p>2.509477</text:p>
          </table:table-cell>
          <table:table-cell office:value-type="float" office:value="2.781328" calcext:value-type="float">
            <text:p>2.781328</text:p>
          </table:table-cell>
          <table:table-cell office:value-type="float" office:value="2.522007" calcext:value-type="float">
            <text:p>2.522007</text:p>
          </table:table-cell>
          <table:table-cell office:value-type="float" office:value="2.562523" calcext:value-type="float">
            <text:p>2.562523</text:p>
          </table:table-cell>
          <table:table-cell office:value-type="float" office:value="2.503336" calcext:value-type="float">
            <text:p>2.503336</text:p>
          </table:table-cell>
          <table:table-cell table:formula="of:=SUM([.F45:.L45])/7" office:value-type="float" office:value="2.54920271428571" calcext:value-type="float">
            <text:p>2.5492027143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439001" calcext:value-type="float">
            <text:p>0.439001</text:p>
          </table:table-cell>
          <table:table-cell office:value-type="float" office:value="0.384528" calcext:value-type="float">
            <text:p>0.384528</text:p>
          </table:table-cell>
          <table:table-cell office:value-type="float" office:value="0.384388" calcext:value-type="float">
            <text:p>0.384388</text:p>
          </table:table-cell>
          <table:table-cell office:value-type="float" office:value="0.384621" calcext:value-type="float">
            <text:p>0.384621</text:p>
          </table:table-cell>
          <table:table-cell office:value-type="float" office:value="0.383839" calcext:value-type="float">
            <text:p>0.383839</text:p>
          </table:table-cell>
          <table:table-cell office:value-type="float" office:value="0.384835" calcext:value-type="float">
            <text:p>0.384835</text:p>
          </table:table-cell>
          <table:table-cell office:value-type="float" office:value="0.384249" calcext:value-type="float">
            <text:p>0.384249</text:p>
          </table:table-cell>
          <table:table-cell table:formula="of:=SUM([.P45:.V45])/7" office:value-type="float" office:value="0.392208714285714" calcext:value-type="float">
            <text:p>0.39220871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269659" calcext:value-type="float">
            <text:p>0.269659</text:p>
          </table:table-cell>
          <table:table-cell office:value-type="float" office:value="0.251697" calcext:value-type="float">
            <text:p>0.251697</text:p>
          </table:table-cell>
          <table:table-cell office:value-type="float" office:value="0.198689" calcext:value-type="float">
            <text:p>0.198689</text:p>
          </table:table-cell>
          <table:table-cell office:value-type="float" office:value="0.069011" calcext:value-type="float">
            <text:p>0.069011</text:p>
          </table:table-cell>
          <table:table-cell office:value-type="float" office:value="0.239458" calcext:value-type="float">
            <text:p>0.239458</text:p>
          </table:table-cell>
          <table:table-cell office:value-type="float" office:value="0.13979" calcext:value-type="float">
            <text:p>0.13979</text:p>
          </table:table-cell>
          <table:table-cell office:value-type="float" office:value="0.303631" calcext:value-type="float">
            <text:p>0.303631</text:p>
          </table:table-cell>
          <table:table-cell table:formula="of:=SUM([.F46:.L46])/7" office:value-type="float" office:value="0.210276428571429" calcext:value-type="float">
            <text:p>0.2102764286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9" calcext:value-type="float">
            <text:p>0.000039</text:p>
          </table:table-cell>
          <table:table-cell table:number-columns-repeated="2" office:value-type="float" office:value="0.000038" calcext:value-type="float">
            <text:p>0.000038</text:p>
          </table:table-cell>
          <table:table-cell office:value-type="float" office:value="0.000039" calcext:value-type="float">
            <text:p>0.000039</text:p>
          </table:table-cell>
          <table:table-cell table:number-columns-repeated="2" office:value-type="float" office:value="0.000037" calcext:value-type="float">
            <text:p>0.000037</text:p>
          </table:table-cell>
          <table:table-cell table:formula="of:=SUM([.P46:.V46])/7" office:value-type="float" office:value="0.0000382857142857143" calcext:value-type="float">
            <text:p>3.82857142857143E-0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915668" calcext:value-type="float">
            <text:p>0.915668</text:p>
          </table:table-cell>
          <table:table-cell office:value-type="float" office:value="0.155088" calcext:value-type="float">
            <text:p>0.155088</text:p>
          </table:table-cell>
          <table:table-cell office:value-type="float" office:value="0.157178" calcext:value-type="float">
            <text:p>0.157178</text:p>
          </table:table-cell>
          <table:table-cell office:value-type="float" office:value="0.158797" calcext:value-type="float">
            <text:p>0.158797</text:p>
          </table:table-cell>
          <table:table-cell office:value-type="float" office:value="0.692986" calcext:value-type="float">
            <text:p>0.692986</text:p>
          </table:table-cell>
          <table:table-cell office:value-type="float" office:value="0.154316" calcext:value-type="float">
            <text:p>0.154316</text:p>
          </table:table-cell>
          <table:table-cell office:value-type="float" office:value="0.157889" calcext:value-type="float">
            <text:p>0.157889</text:p>
          </table:table-cell>
          <table:table-cell table:formula="of:=SUM([.F47:.L47])/7" office:value-type="float" office:value="0.341703142857143" calcext:value-type="float">
            <text:p>0.3417031429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41477" calcext:value-type="float">
            <text:p>0.041477</text:p>
          </table:table-cell>
          <table:table-cell office:value-type="float" office:value="0.040657" calcext:value-type="float">
            <text:p>0.040657</text:p>
          </table:table-cell>
          <table:table-cell office:value-type="float" office:value="0.040679" calcext:value-type="float">
            <text:p>0.040679</text:p>
          </table:table-cell>
          <table:table-cell office:value-type="float" office:value="0.041019" calcext:value-type="float">
            <text:p>0.041019</text:p>
          </table:table-cell>
          <table:table-cell office:value-type="float" office:value="0.040836" calcext:value-type="float">
            <text:p>0.040836</text:p>
          </table:table-cell>
          <table:table-cell office:value-type="float" office:value="0.040749" calcext:value-type="float">
            <text:p>0.040749</text:p>
          </table:table-cell>
          <table:table-cell office:value-type="float" office:value="0.040928" calcext:value-type="float">
            <text:p>0.040928</text:p>
          </table:table-cell>
          <table:table-cell table:formula="of:=SUM([.P47:.V47])/7" office:value-type="float" office:value="0.0409064285714286" calcext:value-type="float">
            <text:p>0.04090642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2" calcext:value-type="float">
            <text:p>0.00002</text:p>
          </table:table-cell>
          <table:table-cell table:number-columns-repeated="2" office:value-type="float" office:value="0.000015" calcext:value-type="float">
            <text:p>0.000015</text:p>
          </table:table-cell>
          <table:table-cell table:formula="of:=SUM([.F48:.L48])/7" office:value-type="float" office:value="0.0000168571428571429" calcext:value-type="float">
            <text:p>1.68571428571429E-005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08753" calcext:value-type="float">
            <text:p>0.008753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968" calcext:value-type="float">
            <text:p>0.008968</text:p>
          </table:table-cell>
          <table:table-cell office:value-type="float" office:value="0.008646" calcext:value-type="float">
            <text:p>0.008646</text:p>
          </table:table-cell>
          <table:table-cell table:formula="of:=SUM([.P48:.V48])/7" office:value-type="float" office:value="0.00883657142857143" calcext:value-type="float">
            <text:p>0.00883657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170933" calcext:value-type="float">
            <text:p>0.170933</text:p>
          </table:table-cell>
          <table:table-cell office:value-type="float" office:value="0.108414" calcext:value-type="float">
            <text:p>0.108414</text:p>
          </table:table-cell>
          <table:table-cell office:value-type="float" office:value="0.118418" calcext:value-type="float">
            <text:p>0.118418</text:p>
          </table:table-cell>
          <table:table-cell office:value-type="float" office:value="0.128143" calcext:value-type="float">
            <text:p>0.128143</text:p>
          </table:table-cell>
          <table:table-cell office:value-type="float" office:value="0.143235" calcext:value-type="float">
            <text:p>0.143235</text:p>
          </table:table-cell>
          <table:table-cell office:value-type="float" office:value="0.119212" calcext:value-type="float">
            <text:p>0.119212</text:p>
          </table:table-cell>
          <table:table-cell office:value-type="float" office:value="0.086785" calcext:value-type="float">
            <text:p>0.086785</text:p>
          </table:table-cell>
          <table:table-cell table:formula="of:=SUM([.F49:.L49])/7" office:value-type="float" office:value="0.12502" calcext:value-type="float">
            <text:p>0.12502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7843" calcext:value-type="float">
            <text:p>0.007843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0.007776" calcext:value-type="float">
            <text:p>0.007776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.007778" calcext:value-type="float">
            <text:p>0.007778</text:p>
          </table:table-cell>
          <table:table-cell table:formula="of:=SUM([.P49:.V49])/7" office:value-type="float" office:value="0.00778357142857143" calcext:value-type="float">
            <text:p>0.00778357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9.823814" calcext:value-type="float">
            <text:p>9.823814</text:p>
          </table:table-cell>
          <table:table-cell office:value-type="float" office:value="8.581344" calcext:value-type="float">
            <text:p>8.581344</text:p>
          </table:table-cell>
          <table:table-cell office:value-type="float" office:value="8.578959" calcext:value-type="float">
            <text:p>8.578959</text:p>
          </table:table-cell>
          <table:table-cell office:value-type="float" office:value="8.993751" calcext:value-type="float">
            <text:p>8.993751</text:p>
          </table:table-cell>
          <table:table-cell office:value-type="float" office:value="8.895483" calcext:value-type="float">
            <text:p>8.895483</text:p>
          </table:table-cell>
          <table:table-cell office:value-type="float" office:value="6.515042" calcext:value-type="float">
            <text:p>6.515042</text:p>
          </table:table-cell>
          <table:table-cell office:value-type="float" office:value="8.769288" calcext:value-type="float">
            <text:p>8.769288</text:p>
          </table:table-cell>
          <table:table-cell table:formula="of:=SUM([.F50:.L50])/7" office:value-type="float" office:value="8.59395442857143" calcext:value-type="float">
            <text:p>8.5939544286</text:p>
          </table:table-cell>
          <table:table-cell/>
          <table:table-cell office:value-type="string" calcext:value-type="string">
            <text:p>Write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574" calcext:value-type="float">
            <text:p>0.002574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02596" calcext:value-type="float">
            <text:p>0.002596</text:p>
          </table:table-cell>
          <table:table-cell table:formula="of:=SUM([.P50:.V50])/7" office:value-type="float" office:value="0.002592" calcext:value-type="float">
            <text:p>0.002592</text:p>
          </table:table-cell>
          <table:table-cell table:number-columns-repeated="6"/>
        </table:table-row>
        <table:table-row table:style-name="ro1">
          <table:table-cell table:number-columns-repeated="22"/>
          <table:table-cell table:formula="of:=SUM([.P51:.V51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2"/>
          <table:table-cell table:formula="of:=SUM([.P52:.V52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Computation</text:p>
          </table:table-cell>
          <table:table-cell office:value-type="float" office:value="0.300096" calcext:value-type="float">
            <text:p>0.300096</text:p>
          </table:table-cell>
          <table:table-cell office:value-type="float" office:value="0.300208" calcext:value-type="float">
            <text:p>0.300208</text:p>
          </table:table-cell>
          <table:table-cell office:value-type="float" office:value="0.300338" calcext:value-type="float">
            <text:p>0.300338</text:p>
          </table:table-cell>
          <table:table-cell office:value-type="float" office:value="0.300531" calcext:value-type="float">
            <text:p>0.300531</text:p>
          </table:table-cell>
          <table:table-cell office:value-type="float" office:value="0.299696" calcext:value-type="float">
            <text:p>0.299696</text:p>
          </table:table-cell>
          <table:table-cell office:value-type="float" office:value="0.300401" calcext:value-type="float">
            <text:p>0.300401</text:p>
          </table:table-cell>
          <table:table-cell office:value-type="float" office:value="0.299767" calcext:value-type="float">
            <text:p>0.299767</text:p>
          </table:table-cell>
          <table:table-cell table:formula="of:=SUM([.P53:.V53])/7" office:value-type="float" office:value="0.300148142857143" calcext:value-type="float">
            <text:p>0.300148142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PI</text:p>
          </table:table-cell>
          <table:table-cell office:value-type="float" office:value="0.009602" calcext:value-type="float">
            <text:p>0.009602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11205" calcext:value-type="float">
            <text:p>0.011205</text:p>
          </table:table-cell>
          <table:table-cell office:value-type="float" office:value="0.009109" calcext:value-type="float">
            <text:p>0.009109</text:p>
          </table:table-cell>
          <table:table-cell office:value-type="float" office:value="0.009536" calcext:value-type="float">
            <text:p>0.009536</text:p>
          </table:table-cell>
          <table:table-cell table:formula="of:=SUM([.P54:.V54])/7" office:value-type="float" office:value="0.00945728571428571" calcext:value-type="float">
            <text:p>0.009457285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Read</text:p>
          </table:table-cell>
          <table:table-cell office:value-type="float" office:value="1.646136" calcext:value-type="float">
            <text:p>1.646136</text:p>
          </table:table-cell>
          <table:table-cell office:value-type="float" office:value="1.535121" calcext:value-type="float">
            <text:p>1.535121</text:p>
          </table:table-cell>
          <table:table-cell office:value-type="float" office:value="1.534006" calcext:value-type="float">
            <text:p>1.534006</text:p>
          </table:table-cell>
          <table:table-cell office:value-type="float" office:value="1.536769" calcext:value-type="float">
            <text:p>1.536769</text:p>
          </table:table-cell>
          <table:table-cell office:value-type="float" office:value="1.532945" calcext:value-type="float">
            <text:p>1.532945</text:p>
          </table:table-cell>
          <table:table-cell office:value-type="float" office:value="1.536419" calcext:value-type="float">
            <text:p>1.536419</text:p>
          </table:table-cell>
          <table:table-cell office:value-type="float" office:value="1.531608" calcext:value-type="float">
            <text:p>1.531608</text:p>
          </table:table-cell>
          <table:table-cell table:formula="of:=SUM([.P55:.V55])/7" office:value-type="float" office:value="1.55042914285714" calcext:value-type="float">
            <text:p>1.550429142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000064" calcext:value-type="float">
            <text:p>0.000064</text:p>
          </table:table-cell>
          <table:table-cell table:number-columns-repeated="2" office:value-type="float" office:value="0.000048" calcext:value-type="float">
            <text:p>0.00004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49" calcext:value-type="float">
            <text:p>0.000049</text:p>
          </table:table-cell>
          <table:table-cell table:formula="of:=SUM([.P56:.V56])/7" office:value-type="float" office:value="0.0000501428571428571" calcext:value-type="float">
            <text:p>5.01428571428571E-00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065366" calcext:value-type="float">
            <text:p>0.065366</text:p>
          </table:table-cell>
          <table:table-cell office:value-type="float" office:value="0.065252" calcext:value-type="float">
            <text:p>0.065252</text:p>
          </table:table-cell>
          <table:table-cell office:value-type="float" office:value="0.065687" calcext:value-type="float">
            <text:p>0.065687</text:p>
          </table:table-cell>
          <table:table-cell office:value-type="float" office:value="0.065257" calcext:value-type="float">
            <text:p>0.065257</text:p>
          </table:table-cell>
          <table:table-cell office:value-type="float" office:value="0.066025" calcext:value-type="float">
            <text:p>0.066025</text:p>
          </table:table-cell>
          <table:table-cell office:value-type="float" office:value="0.065445" calcext:value-type="float">
            <text:p>0.065445</text:p>
          </table:table-cell>
          <table:table-cell office:value-type="float" office:value="0.065321" calcext:value-type="float">
            <text:p>0.065321</text:p>
          </table:table-cell>
          <table:table-cell table:formula="of:=SUM([.P57:.V57])/7" office:value-type="float" office:value="0.065479" calcext:value-type="float">
            <text:p>0.06547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Gather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034798" calcext:value-type="float">
            <text:p>0.034798</text:p>
          </table:table-cell>
          <table:table-cell office:value-type="float" office:value="0.053689" calcext:value-type="float">
            <text:p>0.053689</text:p>
          </table:table-cell>
          <table:table-cell office:value-type="float" office:value="0.052639" calcext:value-type="float">
            <text:p>0.052639</text:p>
          </table:table-cell>
          <table:table-cell office:value-type="float" office:value="0.034543" calcext:value-type="float">
            <text:p>0.034543</text:p>
          </table:table-cell>
          <table:table-cell office:value-type="float" office:value="0.03445" calcext:value-type="float">
            <text:p>0.03445</text:p>
          </table:table-cell>
          <table:table-cell table:formula="of:=SUM([.P58:.V58])/7" office:value-type="float" office:value="0.0426235714285714" calcext:value-type="float">
            <text:p>0.042623571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ddit.</text:p>
          </table:table-cell>
          <table:table-cell office:value-type="float" office:value="0.025425" calcext:value-type="float">
            <text:p>0.025425</text:p>
          </table:table-cell>
          <table:table-cell office:value-type="float" office:value="0.025874" calcext:value-type="float">
            <text:p>0.025874</text:p>
          </table:table-cell>
          <table:table-cell office:value-type="float" office:value="0.025829" calcext:value-type="float">
            <text:p>0.025829</text:p>
          </table:table-cell>
          <table:table-cell office:value-type="float" office:value="0.025383" calcext:value-type="float">
            <text:p>0.025383</text:p>
          </table:table-cell>
          <table:table-cell office:value-type="float" office:value="0.025775" calcext:value-type="float">
            <text:p>0.025775</text:p>
          </table:table-cell>
          <table:table-cell office:value-type="float" office:value="0.025547" calcext:value-type="float">
            <text:p>0.025547</text:p>
          </table:table-cell>
          <table:table-cell office:value-type="float" office:value="0.025673" calcext:value-type="float">
            <text:p>0.025673</text:p>
          </table:table-cell>
          <table:table-cell table:formula="of:=SUM([.P59:.V59])/7" office:value-type="float" office:value="0.0256437142857143" calcext:value-type="float">
            <text:p>0.025643714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office:value-type="float" office:value="0.013233" calcext:value-type="float">
            <text:p>0.013233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3209" calcext:value-type="float">
            <text:p>0.013209</text:p>
          </table:table-cell>
          <table:table-cell office:value-type="float" office:value="0.013156" calcext:value-type="float">
            <text:p>0.013156</text:p>
          </table:table-cell>
          <table:table-cell office:value-type="float" office:value="0.013259" calcext:value-type="float">
            <text:p>0.013259</text:p>
          </table:table-cell>
          <table:table-cell office:value-type="float" office:value="0.013276" calcext:value-type="float">
            <text:p>0.013276</text:p>
          </table:table-cell>
          <table:table-cell office:value-type="float" office:value="0.013266" calcext:value-type="float">
            <text:p>0.013266</text:p>
          </table:table-cell>
          <table:table-cell table:formula="of:=SUM([.P60:.V60])/7" office:value-type="float" office:value="0.0132341428571429" calcext:value-type="float">
            <text:p>0.0132341429</text:p>
          </table:table-cell>
          <table:table-cell table:number-columns-repeated="6"/>
        </table:table-row>
        <table:table-row table:style-name="ro1">
          <table:table-cell table:number-columns-repeated="22"/>
          <table:table-cell table:formula="of:=SUM([.P61:.V61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2"/>
          <table:table-cell table:formula="of:=SUM([.P62:.V62])/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Computation</text:p>
          </table:table-cell>
          <table:table-cell office:value-type="float" office:value="2.431075" calcext:value-type="float">
            <text:p>2.431075</text:p>
          </table:table-cell>
          <table:table-cell office:value-type="float" office:value="2.411318" calcext:value-type="float">
            <text:p>2.411318</text:p>
          </table:table-cell>
          <table:table-cell office:value-type="float" office:value="2.445541" calcext:value-type="float">
            <text:p>2.445541</text:p>
          </table:table-cell>
          <table:table-cell office:value-type="float" office:value="2.460735" calcext:value-type="float">
            <text:p>2.460735</text:p>
          </table:table-cell>
          <table:table-cell office:value-type="float" office:value="2.410581" calcext:value-type="float">
            <text:p>2.410581</text:p>
          </table:table-cell>
          <table:table-cell office:value-type="float" office:value="2.413533" calcext:value-type="float">
            <text:p>2.413533</text:p>
          </table:table-cell>
          <table:table-cell office:value-type="float" office:value="2.447754" calcext:value-type="float">
            <text:p>2.447754</text:p>
          </table:table-cell>
          <table:table-cell table:formula="of:=SUM([.P63:.V63])/7" office:value-type="float" office:value="2.43150528571429" calcext:value-type="float">
            <text:p>2.431505285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PI</text:p>
          </table:table-cell>
          <table:table-cell office:value-type="float" office:value="0.354544" calcext:value-type="float">
            <text:p>0.354544</text:p>
          </table:table-cell>
          <table:table-cell office:value-type="float" office:value="0.350183" calcext:value-type="float">
            <text:p>0.350183</text:p>
          </table:table-cell>
          <table:table-cell office:value-type="float" office:value="0.294937" calcext:value-type="float">
            <text:p>0.294937</text:p>
          </table:table-cell>
          <table:table-cell office:value-type="float" office:value="0.292013" calcext:value-type="float">
            <text:p>0.292013</text:p>
          </table:table-cell>
          <table:table-cell office:value-type="float" office:value="0.296702" calcext:value-type="float">
            <text:p>0.296702</text:p>
          </table:table-cell>
          <table:table-cell office:value-type="float" office:value="0.338413" calcext:value-type="float">
            <text:p>0.338413</text:p>
          </table:table-cell>
          <table:table-cell office:value-type="float" office:value="0.273298" calcext:value-type="float">
            <text:p>0.273298</text:p>
          </table:table-cell>
          <table:table-cell table:formula="of:=SUM([.P64:.V64])/7" office:value-type="float" office:value="0.314298571428571" calcext:value-type="float">
            <text:p>0.314298571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Read</text:p>
          </table:table-cell>
          <table:table-cell office:value-type="float" office:value="7.312097" calcext:value-type="float">
            <text:p>7.312097</text:p>
          </table:table-cell>
          <table:table-cell office:value-type="float" office:value="6.428801" calcext:value-type="float">
            <text:p>6.428801</text:p>
          </table:table-cell>
          <table:table-cell office:value-type="float" office:value="6.137342" calcext:value-type="float">
            <text:p>6.137342</text:p>
          </table:table-cell>
          <table:table-cell office:value-type="float" office:value="6.123914" calcext:value-type="float">
            <text:p>6.123914</text:p>
          </table:table-cell>
          <table:table-cell office:value-type="float" office:value="6.129464" calcext:value-type="float">
            <text:p>6.129464</text:p>
          </table:table-cell>
          <table:table-cell office:value-type="float" office:value="6.146656" calcext:value-type="float">
            <text:p>6.146656</text:p>
          </table:table-cell>
          <table:table-cell office:value-type="float" office:value="6.256319" calcext:value-type="float">
            <text:p>6.256319</text:p>
          </table:table-cell>
          <table:table-cell table:formula="of:=SUM([.P65:.V65])/7" office:value-type="float" office:value="6.36208471428571" calcext:value-type="float">
            <text:p>6.362084714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111" calcext:value-type="float">
            <text:p>0.000111</text:p>
          </table:table-cell>
          <table:table-cell table:formula="of:=SUM([.P66:.V66])/7" office:value-type="float" office:value="0.0000795714285714286" calcext:value-type="float">
            <text:p>7.95714285714286E-00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165629" calcext:value-type="float">
            <text:p>0.165629</text:p>
          </table:table-cell>
          <table:table-cell office:value-type="float" office:value="0.163909" calcext:value-type="float">
            <text:p>0.163909</text:p>
          </table:table-cell>
          <table:table-cell office:value-type="float" office:value="0.168335" calcext:value-type="float">
            <text:p>0.168335</text:p>
          </table:table-cell>
          <table:table-cell office:value-type="float" office:value="0.165017" calcext:value-type="float">
            <text:p>0.165017</text:p>
          </table:table-cell>
          <table:table-cell office:value-type="float" office:value="0.17221" calcext:value-type="float">
            <text:p>0.17221</text:p>
          </table:table-cell>
          <table:table-cell office:value-type="float" office:value="0.165493" calcext:value-type="float">
            <text:p>0.165493</text:p>
          </table:table-cell>
          <table:table-cell office:value-type="float" office:value="0.165769" calcext:value-type="float">
            <text:p>0.165769</text:p>
          </table:table-cell>
          <table:table-cell table:formula="of:=SUM([.P67:.V67])/7" office:value-type="float" office:value="0.166623142857143" calcext:value-type="float">
            <text:p>0.166623142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Gather</text:p>
          </table:table-cell>
          <table:table-cell office:value-type="float" office:value="0.121339" calcext:value-type="float">
            <text:p>0.121339</text:p>
          </table:table-cell>
          <table:table-cell office:value-type="float" office:value="0.152282" calcext:value-type="float">
            <text:p>0.152282</text:p>
          </table:table-cell>
          <table:table-cell office:value-type="float" office:value="0.120903" calcext:value-type="float">
            <text:p>0.120903</text:p>
          </table:table-cell>
          <table:table-cell office:value-type="float" office:value="0.146453" calcext:value-type="float">
            <text:p>0.146453</text:p>
          </table:table-cell>
          <table:table-cell office:value-type="float" office:value="0.151489" calcext:value-type="float">
            <text:p>0.151489</text:p>
          </table:table-cell>
          <table:table-cell office:value-type="float" office:value="0.13503" calcext:value-type="float">
            <text:p>0.13503</text:p>
          </table:table-cell>
          <table:table-cell office:value-type="float" office:value="0.129383" calcext:value-type="float">
            <text:p>0.129383</text:p>
          </table:table-cell>
          <table:table-cell table:formula="of:=SUM([.P68:.V68])/7" office:value-type="float" office:value="0.136697" calcext:value-type="float">
            <text:p>0.13669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ddit.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0.093427" calcext:value-type="float">
            <text:p>0.093427</text:p>
          </table:table-cell>
          <table:table-cell office:value-type="float" office:value="0.093111" calcext:value-type="float">
            <text:p>0.093111</text:p>
          </table:table-cell>
          <table:table-cell office:value-type="float" office:value="0.09275" calcext:value-type="float">
            <text:p>0.09275</text:p>
          </table:table-cell>
          <table:table-cell office:value-type="float" office:value="0.092948" calcext:value-type="float">
            <text:p>0.092948</text:p>
          </table:table-cell>
          <table:table-cell office:value-type="float" office:value="0.093204" calcext:value-type="float">
            <text:p>0.093204</text:p>
          </table:table-cell>
          <table:table-cell office:value-type="float" office:value="0.093211" calcext:value-type="float">
            <text:p>0.093211</text:p>
          </table:table-cell>
          <table:table-cell table:formula="of:=SUM([.P69:.V69])/7" office:value-type="float" office:value="0.093033" calcext:value-type="float">
            <text:p>0.09303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office:value-type="float" office:value="0.055316" calcext:value-type="float">
            <text:p>0.055316</text:p>
          </table:table-cell>
          <table:table-cell office:value-type="float" office:value="0.055294" calcext:value-type="float">
            <text:p>0.055294</text:p>
          </table:table-cell>
          <table:table-cell office:value-type="float" office:value="0.055174" calcext:value-type="float">
            <text:p>0.055174</text:p>
          </table:table-cell>
          <table:table-cell office:value-type="float" office:value="0.054885" calcext:value-type="float">
            <text:p>0.054885</text:p>
          </table:table-cell>
          <table:table-cell office:value-type="float" office:value="0.05524" calcext:value-type="float">
            <text:p>0.05524</text:p>
          </table:table-cell>
          <table:table-cell office:value-type="float" office:value="0.054746" calcext:value-type="float">
            <text:p>0.054746</text:p>
          </table:table-cell>
          <table:table-cell office:value-type="float" office:value="0.05515" calcext:value-type="float">
            <text:p>0.05515</text:p>
          </table:table-cell>
          <table:table-cell table:formula="of:=SUM([.P70:.V70])/7" office:value-type="float" office:value="0.055115" calcext:value-type="float">
            <text:p>0.055115</text:p>
          </table:table-cell>
          <table:table-cell table:number-columns-repeated="6"/>
        </table:table-row>
        <table:table-row table:style-name="ro1" table:number-rows-repeated="104850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14" table:default-cell-style-name="ce5"/>
        <table:table-column table:style-name="co4" table:number-columns-repeated="1009" table:default-cell-style-name="Default"/>
        <table:table-row table:style-name="ro1">
          <table:table-cell/>
          <table:table-cell table:style-name="ce2" table:number-columns-repeated="14"/>
          <table:table-cell table:style-name="ce1" table:number-columns-repeated="1009"/>
        </table:table-row>
        <table:table-row table:style-name="ro1">
          <table:table-cell/>
          <table:table-cell table:style-name="ce2" office:value-type="string" calcext:value-type="string">
            <text:p>MPI IO</text:p>
          </table:table-cell>
          <table:table-cell table:style-name="ce2" table:number-columns-repeated="6"/>
          <table:table-cell table:style-name="ce2" office:value-type="string" calcext:value-type="string">
            <text:p>COLLECTIVES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/>
          <table:table-cell table:style-name="ce3" office:value-type="string" calcext:value-type="string">
            <text:p>64x64</text:p>
          </table:table-cell>
          <table:table-cell table:style-name="ce3" office:value-type="string" calcext:value-type="string">
            <text:p>128x128</text:p>
          </table:table-cell>
          <table:table-cell table:style-name="ce3" office:value-type="string" calcext:value-type="string">
            <text:p>256x256</text:p>
          </table:table-cell>
          <table:table-cell table:style-name="ce3" office:value-type="string" calcext:value-type="string">
            <text:p>512x512</text:p>
          </table:table-cell>
          <table:table-cell table:style-name="ce3" office:value-type="string" calcext:value-type="string">
            <text:p>1024x1024</text:p>
          </table:table-cell>
          <table:table-cell table:style-name="ce3" office:value-type="string" calcext:value-type="string">
            <text:p>2048x2048</text:p>
          </table:table-cell>
          <table:table-cell table:style-name="ce3" office:value-type="string" calcext:value-type="string">
            <text:p>4096x4096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  <table:table-cell table:style-name="ce9" office:value-type="string" calcext:value-type="string">
            <text:p>4069x4069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Computation</text:p>
          </table:table-cell>
          <table:table-cell table:style-name="ce4" office:value-type="float" office:value="0.000007" calcext:value-type="float">
            <text:p>0.000007</text:p>
          </table:table-cell>
          <table:table-cell table:style-name="ce4" office:value-type="float" office:value="0.0000348571428571429" calcext:value-type="float">
            <text:p>0.000035</text:p>
          </table:table-cell>
          <table:table-cell table:style-name="ce4" office:value-type="float" office:value="0.000224" calcext:value-type="float">
            <text:p>0.000224</text:p>
          </table:table-cell>
          <table:table-cell table:style-name="ce4" office:value-type="float" office:value="0.00169757142857143" calcext:value-type="float">
            <text:p>0.001698</text:p>
          </table:table-cell>
          <table:table-cell table:style-name="ce4" office:value-type="float" office:value="0.0183181428571429" calcext:value-type="float">
            <text:p>0.018318</text:p>
          </table:table-cell>
          <table:table-cell table:style-name="ce4" office:value-type="float" office:value="0.300636142857143" calcext:value-type="float">
            <text:p>0.300636</text:p>
          </table:table-cell>
          <table:table-cell table:style-name="ce4" office:value-type="float" office:value="2.54920271428571" calcext:value-type="float">
            <text:p>2.549203</text:p>
          </table:table-cell>
          <table:table-cell table:style-name="ce10" office:value-type="float" office:value="0.00000814285714285714" calcext:value-type="float">
            <text:p>0.000008</text:p>
          </table:table-cell>
          <table:table-cell table:style-name="ce10" office:value-type="float" office:value="0.000036" calcext:value-type="float">
            <text:p>0.000036</text:p>
          </table:table-cell>
          <table:table-cell table:style-name="ce10" office:value-type="float" office:value="0.000223285714285714" calcext:value-type="float">
            <text:p>0.000223</text:p>
          </table:table-cell>
          <table:table-cell table:style-name="ce10" office:value-type="float" office:value="0.00160171428571429" calcext:value-type="float">
            <text:p>0.001602</text:p>
          </table:table-cell>
          <table:table-cell table:style-name="ce10" office:value-type="float" office:value="0.0181124285714286" calcext:value-type="float">
            <text:p>0.018112</text:p>
          </table:table-cell>
          <table:table-cell table:style-name="ce10" office:value-type="float" office:value="0.300148142857143" calcext:value-type="float">
            <text:p>0.300148</text:p>
          </table:table-cell>
          <table:table-cell table:style-name="ce10" office:value-type="float" office:value="2.43150528571429" calcext:value-type="float">
            <text:p>2.4315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PI</text:p>
          </table:table-cell>
          <table:table-cell table:style-name="ce4" office:value-type="float" office:value="0.0000948571428571428" calcext:value-type="float">
            <text:p>0.000095</text:p>
          </table:table-cell>
          <table:table-cell table:style-name="ce4" office:value-type="float" office:value="0.000122714285714286" calcext:value-type="float">
            <text:p>0.000123</text:p>
          </table:table-cell>
          <table:table-cell table:style-name="ce4" office:value-type="float" office:value="0.000231428571428571" calcext:value-type="float">
            <text:p>0.000231</text:p>
          </table:table-cell>
          <table:table-cell table:style-name="ce4" office:value-type="float" office:value="0.000638" calcext:value-type="float">
            <text:p>0.000638</text:p>
          </table:table-cell>
          <table:table-cell table:style-name="ce4" office:value-type="float" office:value="0.00734528571428571" calcext:value-type="float">
            <text:p>0.007345</text:p>
          </table:table-cell>
          <table:table-cell table:style-name="ce4" office:value-type="float" office:value="0.010089" calcext:value-type="float">
            <text:p>0.010089</text:p>
          </table:table-cell>
          <table:table-cell table:style-name="ce4" office:value-type="float" office:value="0.210276428571429" calcext:value-type="float">
            <text:p>0.210276</text:p>
          </table:table-cell>
          <table:table-cell table:style-name="ce10" office:value-type="float" office:value="0.0000782857142857143" calcext:value-type="float">
            <text:p>0.000078</text:p>
          </table:table-cell>
          <table:table-cell table:style-name="ce10" office:value-type="float" office:value="0.000124285714285714" calcext:value-type="float">
            <text:p>0.000124</text:p>
          </table:table-cell>
          <table:table-cell table:style-name="ce10" office:value-type="float" office:value="0.000247714285714286" calcext:value-type="float">
            <text:p>0.000248</text:p>
          </table:table-cell>
          <table:table-cell table:style-name="ce10" office:value-type="float" office:value="0.000787" calcext:value-type="float">
            <text:p>0.000787</text:p>
          </table:table-cell>
          <table:table-cell table:style-name="ce10" office:value-type="float" office:value="0.00650014285714286" calcext:value-type="float">
            <text:p>0.006500</text:p>
          </table:table-cell>
          <table:table-cell table:style-name="ce10" office:value-type="float" office:value="0.00945728571428571" calcext:value-type="float">
            <text:p>0.009457</text:p>
          </table:table-cell>
          <table:table-cell table:style-name="ce10" office:value-type="float" office:value="0.314298571428571" calcext:value-type="float">
            <text:p>0.3142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ad</text:p>
          </table:table-cell>
          <table:table-cell table:style-name="ce4" office:value-type="float" office:value="0.0644122857142857" calcext:value-type="float">
            <text:p>0.064412</text:p>
          </table:table-cell>
          <table:table-cell table:style-name="ce4" office:value-type="float" office:value="0.081242" calcext:value-type="float">
            <text:p>0.081242</text:p>
          </table:table-cell>
          <table:table-cell table:style-name="ce4" office:value-type="float" office:value="0.0680555714285714" calcext:value-type="float">
            <text:p>0.068056</text:p>
          </table:table-cell>
          <table:table-cell table:style-name="ce4" office:value-type="float" office:value="0.160953714285714" calcext:value-type="float">
            <text:p>0.160954</text:p>
          </table:table-cell>
          <table:table-cell table:style-name="ce4" office:value-type="float" office:value="0.08361" calcext:value-type="float">
            <text:p>0.083610</text:p>
          </table:table-cell>
          <table:table-cell table:style-name="ce4" office:value-type="float" office:value="0.086714" calcext:value-type="float">
            <text:p>0.086714</text:p>
          </table:table-cell>
          <table:table-cell table:style-name="ce4" office:value-type="float" office:value="0.341703142857143" calcext:value-type="float">
            <text:p>0.341703</text:p>
          </table:table-cell>
          <table:table-cell table:style-name="ce10" office:value-type="float" office:value="0.0355817142857143" calcext:value-type="float">
            <text:p>0.035582</text:p>
          </table:table-cell>
          <table:table-cell table:style-name="ce10" office:value-type="float" office:value="0.0740817142857143" calcext:value-type="float">
            <text:p>0.074082</text:p>
          </table:table-cell>
          <table:table-cell table:style-name="ce10" office:value-type="float" office:value="0.025694" calcext:value-type="float">
            <text:p>0.025694</text:p>
          </table:table-cell>
          <table:table-cell table:style-name="ce10" office:value-type="float" office:value="0.183998428571429" calcext:value-type="float">
            <text:p>0.183998</text:p>
          </table:table-cell>
          <table:table-cell table:style-name="ce10" office:value-type="float" office:value="0.392208714285714" calcext:value-type="float">
            <text:p>0.392209</text:p>
          </table:table-cell>
          <table:table-cell table:style-name="ce10" office:value-type="float" office:value="1.55042914285714" calcext:value-type="float">
            <text:p>1.550429</text:p>
          </table:table-cell>
          <table:table-cell table:style-name="ce10" office:value-type="float" office:value="6.36208471428571" calcext:value-type="float">
            <text:p>6.3620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ms</text:p>
          </table:table-cell>
          <table:table-cell table:style-name="ce4" office:value-type="float" office:value="0.0000154285714285714" calcext:value-type="float">
            <text:p>0.000015</text:p>
          </table:table-cell>
          <table:table-cell table:style-name="ce4" office:value-type="float" office:value="0.0000155714285714286" calcext:value-type="float">
            <text:p>0.000016</text:p>
          </table:table-cell>
          <table:table-cell table:style-name="ce4" office:value-type="float" office:value="0.0000157142857142857" calcext:value-type="float">
            <text:p>0.000016</text:p>
          </table:table-cell>
          <table:table-cell table:style-name="ce4" office:value-type="float" office:value="0.0000174285714285714" calcext:value-type="float">
            <text:p>0.000017</text:p>
          </table:table-cell>
          <table:table-cell table:style-name="ce4" office:value-type="float" office:value="0.0000164285714285714" calcext:value-type="float">
            <text:p>0.000016</text:p>
          </table:table-cell>
          <table:table-cell table:style-name="ce4" office:value-type="float" office:value="0.000016" calcext:value-type="float">
            <text:p>0.000016</text:p>
          </table:table-cell>
          <table:table-cell table:style-name="ce4" office:value-type="float" office:value="0.0000168571428571429" calcext:value-type="float">
            <text:p>0.000017</text:p>
          </table:table-cell>
          <table:table-cell table:style-name="ce10" office:value-type="float" office:value="0.0000141428571428571" calcext:value-type="float">
            <text:p>0.000014</text:p>
          </table:table-cell>
          <table:table-cell table:style-name="ce10" office:value-type="float" office:value="0.0000152857142857143" calcext:value-type="float">
            <text:p>0.000015</text:p>
          </table:table-cell>
          <table:table-cell table:style-name="ce10" office:value-type="float" office:value="0.0000151428571428571" calcext:value-type="float">
            <text:p>0.000015</text:p>
          </table:table-cell>
          <table:table-cell table:style-name="ce10" office:value-type="float" office:value="0.0000214285714285714" calcext:value-type="float">
            <text:p>0.000021</text:p>
          </table:table-cell>
          <table:table-cell table:style-name="ce10" office:value-type="float" office:value="0.0000382857142857143" calcext:value-type="float">
            <text:p>0.000038</text:p>
          </table:table-cell>
          <table:table-cell table:style-name="ce10" office:value-type="float" office:value="0.0000501428571428571" calcext:value-type="float">
            <text:p>0.000050</text:p>
          </table:table-cell>
          <table:table-cell table:style-name="ce10" office:value-type="float" office:value="0.0000795714285714286" calcext:value-type="float">
            <text:p>0.0000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ocks</text:p>
          </table:table-cell>
          <table:table-cell table:style-name="ce4" table:number-columns-repeated="7"/>
          <table:table-cell table:style-name="ce10" office:value-type="float" office:value="0.000471571428571429" calcext:value-type="float">
            <text:p>0.000472</text:p>
          </table:table-cell>
          <table:table-cell table:style-name="ce10" office:value-type="float" office:value="0.000563" calcext:value-type="float">
            <text:p>0.000563</text:p>
          </table:table-cell>
          <table:table-cell table:style-name="ce10" office:value-type="float" office:value="0.000744571428571429" calcext:value-type="float">
            <text:p>0.000745</text:p>
          </table:table-cell>
          <table:table-cell table:style-name="ce10" office:value-type="float" office:value="0.00136957142857143" calcext:value-type="float">
            <text:p>0.001370</text:p>
          </table:table-cell>
          <table:table-cell table:style-name="ce10" office:value-type="float" office:value="0.0409064285714286" calcext:value-type="float">
            <text:p>0.040906</text:p>
          </table:table-cell>
          <table:table-cell table:style-name="ce10" office:value-type="float" office:value="0.065479" calcext:value-type="float">
            <text:p>0.065479</text:p>
          </table:table-cell>
          <table:table-cell table:style-name="ce10" office:value-type="float" office:value="0.166623142857143" calcext:value-type="float">
            <text:p>0.1666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ather</text:p>
          </table:table-cell>
          <table:table-cell table:style-name="ce4" office:value-type="float" office:value="0.0000678571428571429" calcext:value-type="float">
            <text:p>0.000068</text:p>
          </table:table-cell>
          <table:table-cell table:style-name="ce4" office:value-type="float" office:value="0.00175885714285714" calcext:value-type="float">
            <text:p>0.001759</text:p>
          </table:table-cell>
          <table:table-cell table:style-name="ce4" office:value-type="float" office:value="0.00328557142857143" calcext:value-type="float">
            <text:p>0.003286</text:p>
          </table:table-cell>
          <table:table-cell table:style-name="ce4" office:value-type="float" office:value="0.00525785714285714" calcext:value-type="float">
            <text:p>0.005258</text:p>
          </table:table-cell>
          <table:table-cell table:style-name="ce4" office:value-type="float" office:value="0.00950514285714286" calcext:value-type="float">
            <text:p>0.009505</text:p>
          </table:table-cell>
          <table:table-cell table:style-name="ce4" office:value-type="float" office:value="0.0315931428571429" calcext:value-type="float">
            <text:p>0.031593</text:p>
          </table:table-cell>
          <table:table-cell table:style-name="ce4" office:value-type="float" office:value="0.12502" calcext:value-type="float">
            <text:p>0.125020</text:p>
          </table:table-cell>
          <table:table-cell table:style-name="ce10" office:value-type="float" office:value="0.0000914285714285714" calcext:value-type="float">
            <text:p>0.000091</text:p>
          </table:table-cell>
          <table:table-cell table:style-name="ce10" office:value-type="float" office:value="0.00199642857142857" calcext:value-type="float">
            <text:p>0.001996</text:p>
          </table:table-cell>
          <table:table-cell table:style-name="ce10" office:value-type="float" office:value="0.00378471428571428" calcext:value-type="float">
            <text:p>0.003785</text:p>
          </table:table-cell>
          <table:table-cell table:style-name="ce10" office:value-type="float" office:value="0.00504814285714286" calcext:value-type="float">
            <text:p>0.005048</text:p>
          </table:table-cell>
          <table:table-cell table:style-name="ce10" office:value-type="float" office:value="0.00883657142857143" calcext:value-type="float">
            <text:p>0.008837</text:p>
          </table:table-cell>
          <table:table-cell table:style-name="ce10" office:value-type="float" office:value="0.0426235714285714" calcext:value-type="float">
            <text:p>0.042624</text:p>
          </table:table-cell>
          <table:table-cell table:style-name="ce10" office:value-type="float" office:value="0.136697" calcext:value-type="float">
            <text:p>0.1366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d</text:p>
          </table:table-cell>
          <table:table-cell table:style-name="ce4" table:number-columns-repeated="7"/>
          <table:table-cell table:style-name="ce10" office:value-type="float" office:value="0.0000502857142857143" calcext:value-type="float">
            <text:p>0.000050</text:p>
          </table:table-cell>
          <table:table-cell table:style-name="ce10" office:value-type="float" office:value="0.000168857142857143" calcext:value-type="float">
            <text:p>0.000169</text:p>
          </table:table-cell>
          <table:table-cell table:style-name="ce10" office:value-type="float" office:value="0.000651714285714286" calcext:value-type="float">
            <text:p>0.000652</text:p>
          </table:table-cell>
          <table:table-cell table:style-name="ce10" office:value-type="float" office:value="0.00233285714285714" calcext:value-type="float">
            <text:p>0.002333</text:p>
          </table:table-cell>
          <table:table-cell table:style-name="ce10" office:value-type="float" office:value="0.00778357142857143" calcext:value-type="float">
            <text:p>0.007784</text:p>
          </table:table-cell>
          <table:table-cell table:style-name="ce10" office:value-type="float" office:value="0.0256437142857143" calcext:value-type="float">
            <text:p>0.025644</text:p>
          </table:table-cell>
          <table:table-cell table:style-name="ce10" office:value-type="float" office:value="0.093033" calcext:value-type="float">
            <text:p>0.0930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rite</text:p>
          </table:table-cell>
          <table:table-cell table:style-name="ce4" office:value-type="float" office:value="0.0660031428571429" calcext:value-type="float">
            <text:p>0.066003</text:p>
          </table:table-cell>
          <table:table-cell table:style-name="ce4" office:value-type="float" office:value="0.0864615714285714" calcext:value-type="float">
            <text:p>0.086462</text:p>
          </table:table-cell>
          <table:table-cell table:style-name="ce4" office:value-type="float" office:value="0.0825035714285714" calcext:value-type="float">
            <text:p>0.082504</text:p>
          </table:table-cell>
          <table:table-cell table:style-name="ce4" office:value-type="float" office:value="0.148395285714286" calcext:value-type="float">
            <text:p>0.148395</text:p>
          </table:table-cell>
          <table:table-cell table:style-name="ce4" office:value-type="float" office:value="0.344105428571429" calcext:value-type="float">
            <text:p>0.344105</text:p>
          </table:table-cell>
          <table:table-cell table:style-name="ce4" office:value-type="float" office:value="1.81628328571429" calcext:value-type="float">
            <text:p>1.816283</text:p>
          </table:table-cell>
          <table:table-cell table:style-name="ce4" office:value-type="float" office:value="8.59395442857143" calcext:value-type="float">
            <text:p>8.593954</text:p>
          </table:table-cell>
          <table:table-cell table:style-name="ce10" office:value-type="float" office:value="0.000005" calcext:value-type="float">
            <text:p>0.000005</text:p>
          </table:table-cell>
          <table:table-cell table:style-name="ce10" office:value-type="float" office:value="0.000015" calcext:value-type="float">
            <text:p>0.000015</text:p>
          </table:table-cell>
          <table:table-cell table:style-name="ce10" office:value-type="float" office:value="0.0000541428571428571" calcext:value-type="float">
            <text:p>0.000054</text:p>
          </table:table-cell>
          <table:table-cell table:style-name="ce10" office:value-type="float" office:value="0.00027" calcext:value-type="float">
            <text:p>0.000270</text:p>
          </table:table-cell>
          <table:table-cell table:style-name="ce10" office:value-type="float" office:value="0.002592" calcext:value-type="float">
            <text:p>0.002592</text:p>
          </table:table-cell>
          <table:table-cell table:style-name="ce10" office:value-type="float" office:value="0.0132341428571429" calcext:value-type="float">
            <text:p>0.013234</text:p>
          </table:table-cell>
          <table:table-cell table:style-name="ce10" office:value-type="float" office:value="0.055115" calcext:value-type="float">
            <text:p>0.055115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Total Initialization time: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2"/>
          <table:table-cell table:style-name="ce7" office:value-type="string" calcext:value-type="string" table:number-columns-spanned="2" table:number-rows-spanned="1">
            <text:p>COLLECTIVES</text:p>
          </table:table-cell>
          <table:covered-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4"/>
          <table:table-cell table:style-name="ce1"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read+dim+blocks+add:</text:p>
          </table:table-cell>
          <table:covered-table-cell/>
          <table:table-cell table:style-name="ce8" table:formula="of:=[.I6]+[.I7]+[.I8]+[.I10]" office:value-type="float" office:value="0.0361177142857143" calcext:value-type="float">
            <text:p>0.0361177143</text:p>
          </table:table-cell>
          <table:table-cell table:style-name="ce8" table:formula="of:=[.J6]+[.J7]+[.J8]+[.J10]" office:value-type="float" office:value="0.0748288571428571" calcext:value-type="float">
            <text:p>0.0748288571</text:p>
          </table:table-cell>
          <table:table-cell table:style-name="ce8" table:formula="of:=[.K6]+[.K7]+[.K8]+[.K10]" office:value-type="float" office:value="0.0271054285714286" calcext:value-type="float">
            <text:p>0.0271054286</text:p>
          </table:table-cell>
          <table:table-cell table:style-name="ce8" table:formula="of:=[.L6]+[.L7]+[.L8]+[.L10]" office:value-type="float" office:value="0.187722285714286" calcext:value-type="float">
            <text:p>0.1877222857</text:p>
          </table:table-cell>
          <table:table-cell table:style-name="ce8" table:formula="of:=[.M6]+[.M7]+[.M8]+[.M10]" office:value-type="float" office:value="0.440937" calcext:value-type="float">
            <text:p>0.440937</text:p>
          </table:table-cell>
          <table:table-cell table:style-name="ce8" table:formula="of:=[.N6]+[.N7]+[.N8]+[.N10]" office:value-type="float" office:value="1.641602" calcext:value-type="float">
            <text:p>1.641602</text:p>
          </table:table-cell>
          <table:table-cell table:style-name="ce8" table:formula="of:=[.O6]+[.O7]+[.O8]+[.O10]" office:value-type="float" office:value="6.62182042857143" calcext:value-type="float">
            <text:p>6.621820428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7" office:value-type="string" calcext:value-type="string" table:number-columns-spanned="2" table:number-rows-spanned="1">
            <text:p>MPI IO</text:p>
          </table:table-cell>
          <table:covered-table-cell table:style-name="ce2"/>
          <table:table-cell table:style-name="ce2" table:number-columns-repeated="11"/>
          <table:table-cell table:style-name="ce1"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read+dim:</text:p>
          </table:table-cell>
          <table:covered-table-cell/>
          <table:table-cell table:style-name="ce8" table:formula="of:=[.B6]+[.B7]" office:value-type="float" office:value="0.0644277142857143" calcext:value-type="float">
            <text:p>0.0644277143</text:p>
          </table:table-cell>
          <table:table-cell table:style-name="ce8" table:formula="of:=[.C6]+[.C7]" office:value-type="float" office:value="0.0812575714285715" calcext:value-type="float">
            <text:p>0.0812575714</text:p>
          </table:table-cell>
          <table:table-cell table:style-name="ce8" table:formula="of:=[.D6]+[.D7]" office:value-type="float" office:value="0.0680712857142857" calcext:value-type="float">
            <text:p>0.0680712857</text:p>
          </table:table-cell>
          <table:table-cell table:style-name="ce8" table:formula="of:=[.E6]+[.E7]" office:value-type="float" office:value="0.160971142857143" calcext:value-type="float">
            <text:p>0.1609711429</text:p>
          </table:table-cell>
          <table:table-cell table:style-name="ce8" table:formula="of:=[.F6]+[.F7]" office:value-type="float" office:value="0.0836264285714286" calcext:value-type="float">
            <text:p>0.0836264286</text:p>
          </table:table-cell>
          <table:table-cell table:style-name="ce8" table:formula="of:=[.G6]+[.G7]" office:value-type="float" office:value="0.08673" calcext:value-type="float">
            <text:p>0.08673</text:p>
          </table:table-cell>
          <table:table-cell table:style-name="ce8" table:formula="of:=[.H6]+[.H7]" office:value-type="float" office:value="0.34172" calcext:value-type="float">
            <text:p>0.34172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 </meta:initial-creator>
    <meta:creation-date>2016-02-05T19:50:40.941166315</meta:creation-date>
    <dc:date>2016-02-05T20:36:04.121595619</dc:date>
    <dc:creator>Eva </dc:creator>
    <meta:editing-duration>PT14M41S</meta:editing-duration>
    <meta:editing-cycles>1</meta:editing-cycles>
    <meta:document-statistic meta:table-count="2" meta:cell-count="1115" meta:object-count="0"/>
    <meta:generator>LibreOffice/4.3.3.2$Linux_X86_64 LibreOffice_project/430m0$Build-2</meta:generator>
  </office:meta>
</office:document-meta>
</file>